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201000001EF0000011B7567F82802235158.png" manifest:media-type="image/png"/>
  <manifest:file-entry manifest:full-path="Pictures/100000000000029D000001BE12BFE2562A616BBA.png" manifest:media-type="image/png"/>
  <manifest:file-entry manifest:full-path="Pictures/10000201000002810000029BD1DC9767247FDE38.png" manifest:media-type="image/png"/>
  <manifest:file-entry manifest:full-path="Pictures/100000000000029F000001B4A9C0319B84F5E8CA.png" manifest:media-type="image/png"/>
  <manifest:file-entry manifest:full-path="Pictures/100000000000020F0000012B1C9A20E319E44782.png" manifest:media-type="image/png"/>
  <manifest:file-entry manifest:full-path="Pictures/10000201000001E60000017226BE7D22148CA115.png" manifest:media-type="image/png"/>
  <manifest:file-entry manifest:full-path="Pictures/100000000000012F0000016B09A433172AEBA2ED.png" manifest:media-type="image/png"/>
  <manifest:file-entry manifest:full-path="Pictures/10000000000001DC000001C88734867C8A579949.png" manifest:media-type="image/png"/>
  <manifest:file-entry manifest:full-path="Pictures/1000020100000243000001770F9011FB049EA215.png" manifest:media-type="image/png"/>
  <manifest:file-entry manifest:full-path="Pictures/10000000000001D6000001B9592DFAC23EA91BDE.png" manifest:media-type="image/png"/>
  <manifest:file-entry manifest:full-path="Pictures/10000000000001DD0000014255FD64174D94CFDD.png" manifest:media-type="image/png"/>
  <manifest:file-entry manifest:full-path="Pictures/100000000000021C000001260BCB397319E9D85A.png" manifest:media-type="image/png"/>
  <manifest:file-entry manifest:full-path="Pictures/10000000000003DC00000119F4ACA835452AE836.png" manifest:media-type="image/png"/>
  <manifest:file-entry manifest:full-path="Pictures/100000000000029C000001B99E0B418AC0169108.png" manifest:media-type="image/png"/>
  <manifest:file-entry manifest:full-path="Pictures/10000000000001FE00000137D6B591E05E5206D0.png" manifest:media-type="image/png"/>
  <manifest:file-entry manifest:full-path="Pictures/10000000000000BD0000010C748644663D051832.png" manifest:media-type="image/png"/>
  <manifest:file-entry manifest:full-path="Pictures/100002010000029C0000025DC1C4DAA4ED576E66.png" manifest:media-type="image/png"/>
  <manifest:file-entry manifest:full-path="Pictures/10000201000001BB0000016F6B355033BF751253.png" manifest:media-type="image/png"/>
  <manifest:file-entry manifest:full-path="Pictures/100002010000021D00000182544A2FCA040083B8.png" manifest:media-type="image/png"/>
  <manifest:file-entry manifest:full-path="Pictures/10000201000003E8000000D262270D7C3E523D96.png" manifest:media-type="image/png"/>
  <manifest:file-entry manifest:full-path="Pictures/100002010000024D000001424732A1BF539957D6.png" manifest:media-type="image/png"/>
  <manifest:file-entry manifest:full-path="Pictures/1000020100000292000002310B4C60CAF30401B2.png" manifest:media-type="image/png"/>
  <manifest:file-entry manifest:full-path="Pictures/10000201000002A1000001C451D268D44A9E16C2.png" manifest:media-type="image/png"/>
  <manifest:file-entry manifest:full-path="Pictures/10000000000000CD000000C8341AA195B419EE00.png" manifest:media-type="image/png"/>
  <manifest:file-entry manifest:full-path="Pictures/10000000000000AA0000009DF78B59AAF18A845D.png" manifest:media-type="image/png"/>
  <manifest:file-entry manifest:full-path="Pictures/10000201000002A10000019DE5CDC44F58D80AA0.png" manifest:media-type="image/png"/>
  <manifest:file-entry manifest:full-path="Pictures/10000000000000CD000000C8F02179A190E2AD9B.png" manifest:media-type="image/png"/>
  <manifest:file-entry manifest:full-path="Pictures/100000000000026E0000018C14A65AD53DE89FAC.png" manifest:media-type="image/png"/>
  <manifest:file-entry manifest:full-path="Pictures/100006A2000001A8000001A8B3B6DC61F342ADE9.svg" manifest:media-type="image/svg+xml"/>
  <manifest:file-entry manifest:full-path="Pictures/10000000000001EB000001192F495E6D26629F06.png" manifest:media-type="image/png"/>
  <manifest:file-entry manifest:full-path="Pictures/100000000000013C0000010E7C9D898004581D27.png" manifest:media-type="image/png"/>
  <manifest:file-entry manifest:full-path="Pictures/1000000000000298000000EB9D5070DBC1CAC0B5.png" manifest:media-type="image/png"/>
  <manifest:file-entry manifest:full-path="Pictures/10000201000000C70000010718AA7BB2EDCE7F14.png" manifest:media-type="image/png"/>
  <manifest:file-entry manifest:full-path="Pictures/100003A50000017B000001E7A5B2E84C42C85B96.svg" manifest:media-type="image/svg+xml"/>
  <manifest:file-entry manifest:full-path="Pictures/100002010000035F0000004D26788C5D9530D4A3.png" manifest:media-type="image/png"/>
  <manifest:file-entry manifest:full-path="Pictures/10000000000002A70000017B89030BBA380D8F17.png" manifest:media-type="image/png"/>
  <manifest:file-entry manifest:full-path="Pictures/10000000000001870000010663FC4B1F343BBD6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cm" fo:border="none"/>
    </style:style>
    <style:style style:name="Table2" style:family="table">
      <style:table-properties style:width="17cm" fo:margin-top="0cm" fo:margin-bottom="0.199cm" table:align="margins"/>
    </style:style>
    <style:style style:name="Table2.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left="0.102cm" fo:padding-right="0.102cm" fo:padding-top="0.102cm" fo:padding-bottom="0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left="0.102cm" fo:padding-right="0.102cm" fo:padding-top="0.102cm" fo:padding-bottom="0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left="0.102cm" fo:padding-right="0.102cm" fo:padding-top="0.102cm" fo:padding-bottom="0cm" fo:border-left="none" fo:border-right="none" fo:border-top="none" fo:border-bottom="0.05pt solid #000000">
        <style:background-image/>
      </style:table-cell-properties>
    </style:style>
    <style:style style:name="Table4.A4" style:family="table-cell">
      <style:table-cell-properties fo:background-color="#ffffff" fo:padding-left="0.102cm" fo:padding-right="0.102cm" fo:padding-top="0.102cm" fo:padding-bottom="0cm" fo:border-left="none" fo:border-right="none" fo:border-top="none" fo:border-bottom="0.25pt solid #000000">
        <style:background-image/>
      </style:table-cell-properties>
    </style:style>
    <style:style style:name="Table3" style:family="table">
      <style:table-properties style:width="15.499cm" fo:margin-top="0.15cm" fo:margin-bottom="0.199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446cm" fo:keep-together="always"/>
    </style:style>
    <style:style style:name="Table3.A2" style:family="table-cell">
      <style:table-cell-properties fo:padding="0cm" fo:border="none"/>
    </style:style>
    <style:style style:name="Table7" style:family="table">
      <style:table-properties style:width="16.97cm" fo:margin-top="0.101cm" fo:margin-bottom="0.3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9" style:family="table">
      <style:table-properties style:width="15.935cm" fo:margin-left="1.076cm" fo:margin-right="-0.011cm" fo:margin-top="0cm" fo:margin-bottom="0.25cm" table:align="margins" fo:keep-with-next="auto" style:may-break-between-rows="false"/>
    </style:style>
    <style:style style:name="Table9.A" style:family="table-column">
      <style:table-column-properties style:column-width="2.699cm" style:rel-column-width="11099*"/>
    </style:style>
    <style:style style:name="Table9.B" style:family="table-column">
      <style:table-column-properties style:column-width="5.636cm" style:rel-column-width="23177*"/>
    </style:style>
    <style:style style:name="Table9.C" style:family="table-column">
      <style:table-column-properties style:column-width="7.601cm" style:rel-column-width="31259*"/>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officeooo:paragraph-rsid="007aace0"/>
    </style:style>
    <style:style style:name="P3" style:family="paragraph" style:parent-style-name="Footer">
      <style:text-properties fo:language="en" fo:country="US" officeooo:paragraph-rsid="0029a911"/>
    </style:style>
    <style:style style:name="P4" style:family="paragraph" style:parent-style-name="Footer">
      <style:paragraph-properties fo:text-align="start" style:justify-single-word="false"/>
      <style:text-properties officeooo:paragraph-rsid="007aace0"/>
    </style:style>
    <style:style style:name="P5" style:family="paragraph" style:parent-style-name="Text_20_body_20_indent">
      <style:text-properties officeooo:paragraph-rsid="009bacb1"/>
    </style:style>
    <style:style style:name="P6" style:family="paragraph" style:parent-style-name="Text_20_body_20_indent">
      <style:text-properties officeooo:paragraph-rsid="00a99fbb"/>
    </style:style>
    <style:style style:name="P7" style:family="paragraph" style:parent-style-name="Text_20_body_20_indent">
      <style:text-properties officeooo:paragraph-rsid="00cba7ca"/>
    </style:style>
    <style:style style:name="P8" style:family="paragraph" style:parent-style-name="Text_20_body_20_indent">
      <style:text-properties officeooo:rsid="00ec585d" officeooo:paragraph-rsid="00ec585d"/>
    </style:style>
    <style:style style:name="P9" style:family="paragraph" style:parent-style-name="Text_20_body_20_indent">
      <style:text-properties fo:language="en" fo:country="US"/>
    </style:style>
    <style:style style:name="P10" style:family="paragraph" style:parent-style-name="Text_20_body_20_indent">
      <style:text-properties fo:language="en" fo:country="US" officeooo:rsid="00f36ea0" officeooo:paragraph-rsid="00f36ea0"/>
    </style:style>
    <style:style style:name="P11" style:family="paragraph" style:parent-style-name="Text_20_body_20_indent">
      <style:text-properties fo:language="en" fo:country="US" officeooo:paragraph-rsid="00f84c5b"/>
    </style:style>
    <style:style style:name="P12" style:family="paragraph" style:parent-style-name="Text_20_body_20_indent">
      <style:text-properties fo:language="en" fo:country="US" officeooo:paragraph-rsid="009bacb1"/>
    </style:style>
    <style:style style:name="P13" style:family="paragraph" style:parent-style-name="Text_20_body_20_indent">
      <style:text-properties fo:language="en" fo:country="US" officeooo:rsid="00a66bee" officeooo:paragraph-rsid="00a66bee"/>
    </style:style>
    <style:style style:name="P14" style:family="paragraph" style:parent-style-name="Text_20_body_20_indent">
      <style:text-properties fo:language="en" fo:country="US" officeooo:paragraph-rsid="00d92cbd"/>
    </style:style>
    <style:style style:name="P15" style:family="paragraph" style:parent-style-name="Text_20_body_20_indent">
      <style:text-properties fo:language="en" fo:country="US" officeooo:paragraph-rsid="00fa3915"/>
    </style:style>
    <style:style style:name="P16" style:family="paragraph" style:parent-style-name="Text_20_body_20_indent">
      <style:text-properties fo:language="en" fo:country="US" officeooo:paragraph-rsid="00cba7ca"/>
    </style:style>
    <style:style style:name="P17" style:family="paragraph" style:parent-style-name="Text_20_body_20_indent">
      <style:text-properties fo:language="en" fo:country="US" officeooo:paragraph-rsid="00a99fbb"/>
    </style:style>
    <style:style style:name="P18" style:family="paragraph" style:parent-style-name="Text_20_body_20_indent">
      <style:text-properties fo:language="en" fo:country="US" officeooo:rsid="00ebbbda" officeooo:paragraph-rsid="00ebbbda"/>
    </style:style>
    <style:style style:name="P19" style:family="paragraph" style:parent-style-name="Text_20_body_20_indent">
      <style:text-properties fo:language="en" fo:country="US" officeooo:paragraph-rsid="00fb6bd5"/>
    </style:style>
    <style:style style:name="P20" style:family="paragraph" style:parent-style-name="Text_20_body_20_indent">
      <style:text-properties fo:language="en" fo:country="US" officeooo:paragraph-rsid="01042337"/>
    </style:style>
    <style:style style:name="P21" style:family="paragraph" style:parent-style-name="Text_20_body_20_indent">
      <style:text-properties officeooo:paragraph-rsid="01042337"/>
    </style:style>
    <style:style style:name="P22" style:family="paragraph" style:parent-style-name="Text_20_body">
      <style:text-properties fo:language="en" fo:country="US"/>
    </style:style>
    <style:style style:name="P23" style:family="paragraph" style:parent-style-name="Text_20_body">
      <style:text-properties fo:language="en" fo:country="US" officeooo:rsid="001f0121" officeooo:paragraph-rsid="001f0121"/>
    </style:style>
    <style:style style:name="P24" style:family="paragraph" style:parent-style-name="Text_20_body">
      <style:text-properties fo:language="en" fo:country="US" officeooo:rsid="001f0121" officeooo:paragraph-rsid="00733b65"/>
    </style:style>
    <style:style style:name="P25" style:family="paragraph" style:parent-style-name="Text_20_body">
      <style:text-properties fo:language="en" fo:country="US" officeooo:paragraph-rsid="00733b65"/>
    </style:style>
    <style:style style:name="P26" style:family="paragraph" style:parent-style-name="Text_20_body">
      <style:text-properties fo:language="en" fo:country="US" officeooo:paragraph-rsid="009bacb1"/>
    </style:style>
    <style:style style:name="P27" style:family="paragraph" style:parent-style-name="Text_20_body">
      <style:text-properties fo:language="en" fo:country="US" officeooo:paragraph-rsid="00f84c5b"/>
    </style:style>
    <style:style style:name="P28" style:family="paragraph" style:parent-style-name="Text_20_body">
      <style:text-properties fo:language="en" fo:country="US" officeooo:paragraph-rsid="00fa3915"/>
    </style:style>
    <style:style style:name="P29" style:family="paragraph" style:parent-style-name="Text_20_body">
      <style:text-properties fo:language="en" fo:country="US" officeooo:paragraph-rsid="00e35022"/>
    </style:style>
    <style:style style:name="P30" style:family="paragraph" style:parent-style-name="Text_20_body">
      <style:text-properties fo:language="en" fo:country="US" officeooo:paragraph-rsid="00fb6bd5"/>
    </style:style>
    <style:style style:name="P31" style:family="paragraph" style:parent-style-name="Text_20_body">
      <style:text-properties fo:language="en" fo:country="US" officeooo:rsid="00f2806f" officeooo:paragraph-rsid="00f2806f"/>
    </style:style>
    <style:style style:name="P32" style:family="paragraph" style:parent-style-name="Text_20_body">
      <style:text-properties fo:language="en" fo:country="US" officeooo:paragraph-rsid="01042337"/>
    </style:style>
    <style:style style:name="P33" style:family="paragraph" style:parent-style-name="Text_20_body">
      <style:text-properties officeooo:paragraph-rsid="00733b65"/>
    </style:style>
    <style:style style:name="P34" style:family="paragraph" style:parent-style-name="Text_20_body">
      <style:text-properties officeooo:paragraph-rsid="00f7204d"/>
    </style:style>
    <style:style style:name="P35" style:family="paragraph" style:parent-style-name="Text_20_body">
      <style:text-properties officeooo:rsid="00e0490e" officeooo:paragraph-rsid="00e0490e"/>
    </style:style>
    <style:style style:name="P36" style:family="paragraph" style:parent-style-name="Text_20_body">
      <style:text-properties officeooo:paragraph-rsid="00fb6bd5"/>
    </style:style>
    <style:style style:name="P37" style:family="paragraph" style:parent-style-name="Text_20_body">
      <style:text-properties officeooo:paragraph-rsid="01042337"/>
    </style:style>
    <style:style style:name="P38" style:family="paragraph" style:parent-style-name="Text_20_body">
      <style:text-properties officeooo:paragraph-rsid="01042f74"/>
    </style:style>
    <style:style style:name="P39" style:family="paragraph" style:parent-style-name="Guide_20_Name">
      <style:text-properties fo:language="en" fo:country="US" officeooo:rsid="001f0121" officeooo:paragraph-rsid="001f0121"/>
    </style:style>
    <style:style style:name="P40" style:family="paragraph" style:parent-style-name="Table_20_Contents">
      <style:text-properties officeooo:paragraph-rsid="009bacb1"/>
    </style:style>
    <style:style style:name="P41" style:family="paragraph" style:parent-style-name="Table_20_Contents">
      <style:text-properties fo:language="en" fo:country="US"/>
    </style:style>
    <style:style style:name="P42" style:family="paragraph" style:parent-style-name="Table_20_Contents">
      <style:text-properties fo:language="en" fo:country="US" officeooo:paragraph-rsid="009bacb1"/>
    </style:style>
    <style:style style:name="P43" style:family="paragraph" style:parent-style-name="Table_20_Contents">
      <style:text-properties officeooo:paragraph-rsid="0108e154"/>
    </style:style>
    <style:style style:name="P44" style:family="paragraph" style:parent-style-name="Table_20_Contents">
      <style:text-properties officeooo:paragraph-rsid="010b1c19"/>
    </style:style>
    <style:style style:name="P45" style:family="paragraph" style:parent-style-name="Text_20_Note">
      <style:text-properties officeooo:paragraph-rsid="008d43b0"/>
    </style:style>
    <style:style style:name="P46" style:family="paragraph" style:parent-style-name="Text_20_Note">
      <style:text-properties officeooo:paragraph-rsid="00a3bab8"/>
    </style:style>
    <style:style style:name="P47" style:family="paragraph" style:parent-style-name="Text_20_Note">
      <style:text-properties officeooo:paragraph-rsid="00a77e91"/>
    </style:style>
    <style:style style:name="P48" style:family="paragraph" style:parent-style-name="Text_20_Note">
      <style:text-properties officeooo:paragraph-rsid="00acabb3"/>
    </style:style>
    <style:style style:name="P49" style:family="paragraph" style:parent-style-name="Text_20_Note">
      <style:text-properties fo:language="en" fo:country="US" officeooo:rsid="005ae930" officeooo:paragraph-rsid="00f84c5b"/>
    </style:style>
    <style:style style:name="P50" style:family="paragraph" style:parent-style-name="Text_20_Note">
      <style:text-properties fo:language="en" fo:country="US" officeooo:paragraph-rsid="00cba7ca"/>
    </style:style>
    <style:style style:name="P51" style:family="paragraph" style:parent-style-name="Text_20_Note">
      <style:text-properties fo:language="en" fo:country="US" officeooo:rsid="00df063b" officeooo:paragraph-rsid="00df0fa6"/>
    </style:style>
    <style:style style:name="P52" style:family="paragraph" style:parent-style-name="Title">
      <style:text-properties fo:language="en" fo:country="US" officeooo:rsid="001f0121" officeooo:paragraph-rsid="008b62d7"/>
    </style:style>
    <style:style style:name="P53" style:family="paragraph" style:parent-style-name="Subtitle">
      <style:text-properties fo:language="en" fo:country="US" officeooo:rsid="008b62d7" officeooo:paragraph-rsid="008b62d7"/>
    </style:style>
    <style:style style:name="P54" style:family="paragraph" style:parent-style-name="Figure">
      <style:text-properties style:font-name="Liberation Sans1" fo:language="en" fo:country="US" style:font-name-asian="DejaVu Sans" style:font-name-complex="Lucidasans"/>
    </style:style>
    <style:style style:name="P55" style:family="paragraph" style:parent-style-name="Figure">
      <style:text-properties fo:language="en" fo:country="US"/>
    </style:style>
    <style:style style:name="P56" style:family="paragraph" style:parent-style-name="Figure">
      <style:text-properties fo:language="en" fo:country="US" officeooo:paragraph-rsid="009bacb1"/>
    </style:style>
    <style:style style:name="P57" style:family="paragraph" style:parent-style-name="Figure">
      <style:text-properties fo:language="en" fo:country="US" officeooo:paragraph-rsid="00fa3915"/>
    </style:style>
    <style:style style:name="P58" style:family="paragraph" style:parent-style-name="Figure">
      <style:text-properties fo:language="en" fo:country="US" officeooo:paragraph-rsid="00cba7ca"/>
    </style:style>
    <style:style style:name="P59" style:family="paragraph" style:parent-style-name="Figure">
      <style:text-properties fo:language="en" fo:country="US" officeooo:paragraph-rsid="00fb6bd5"/>
    </style:style>
    <style:style style:name="P60" style:family="paragraph" style:parent-style-name="Text_20_body">
      <style:paragraph-properties fo:margin-top="0cm" fo:margin-bottom="0cm" loext:contextual-spacing="false"/>
    </style:style>
    <style:style style:name="P61" style:family="paragraph" style:parent-style-name="Text_20_body">
      <style:paragraph-properties fo:margin-top="0cm" fo:margin-bottom="0cm" loext:contextual-spacing="false"/>
      <style:text-properties fo:language="en" fo:country="US" officeooo:paragraph-rsid="00954e29"/>
    </style:style>
    <style:style style:name="P62" style:family="paragraph" style:parent-style-name="Text_20_body">
      <style:paragraph-properties fo:margin-top="0cm" fo:margin-bottom="0cm" loext:contextual-spacing="false"/>
      <style:text-properties fo:language="en" fo:country="US" officeooo:rsid="00f84c5b" officeooo:paragraph-rsid="00f84c5b"/>
    </style:style>
    <style:style style:name="P63" style:family="paragraph" style:parent-style-name="Text_20_body">
      <style:paragraph-properties fo:margin-top="0cm" fo:margin-bottom="0cm" loext:contextual-spacing="false"/>
      <style:text-properties fo:language="en" fo:country="US" officeooo:rsid="00c89d79" officeooo:paragraph-rsid="00c89d79"/>
    </style:style>
    <style:style style:name="P64" style:family="paragraph" style:parent-style-name="Text_20_body">
      <style:paragraph-properties fo:margin-top="0cm" fo:margin-bottom="0cm" loext:contextual-spacing="false"/>
      <style:text-properties fo:language="en" fo:country="US" officeooo:paragraph-rsid="00f84c5b"/>
    </style:style>
    <style:style style:name="P65" style:family="paragraph" style:parent-style-name="Text_20_body" style:master-page-name="">
      <style:paragraph-properties fo:margin-top="0cm" fo:margin-bottom="0cm" loext:contextual-spacing="false" style:page-number="auto"/>
      <style:text-properties officeooo:paragraph-rsid="00f84c5b"/>
    </style:style>
    <style:style style:name="P66" style:family="paragraph" style:parent-style-name="Text_20_body_20_indent">
      <style:paragraph-properties fo:margin-top="0cm" fo:margin-bottom="0.152cm" loext:contextual-spacing="false"/>
    </style:style>
    <style:style style:name="P67" style:family="paragraph" style:parent-style-name="Text_20_body">
      <style:paragraph-properties fo:margin-top="0cm" fo:margin-bottom="0.101cm" loext:contextual-spacing="false"/>
    </style:style>
    <style:style style:name="P68" style:family="paragraph" style:parent-style-name="Text_20_body">
      <style:paragraph-properties fo:margin-top="0cm" fo:margin-bottom="0.101cm" loext:contextual-spacing="false"/>
      <style:text-properties fo:language="en" fo:country="U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5.984cm" style:type="right" style:leader-style="dotted" style:leader-text="."/>
        </style:tab-stops>
      </style:paragraph-properties>
    </style:style>
    <style:style style:name="P72" style:family="paragraph" style:parent-style-name="Page_20_Break">
      <style:text-properties fo:language="en" fo:country="US"/>
    </style:style>
    <style:style style:name="P73" style:family="paragraph" style:parent-style-name="Table_20_Heading">
      <style:text-properties fo:language="en" fo:country="US"/>
    </style:style>
    <style:style style:name="P74" style:family="paragraph" style:parent-style-name="Table_20_Heading">
      <style:text-properties fo:language="en" fo:country="US" officeooo:paragraph-rsid="009bacb1"/>
    </style:style>
    <style:style style:name="P75" style:family="paragraph" style:parent-style-name="Table_20_Heading">
      <style:text-properties fo:font-size="10.5pt" officeooo:paragraph-rsid="0108e154" style:font-size-asian="10.5pt" style:font-size-complex="10.5pt"/>
    </style:style>
    <style:style style:name="P76" style:family="paragraph" style:parent-style-name="Definition_20_Term">
      <style:text-properties fo:language="en" fo:country="US"/>
    </style:style>
    <style:style style:name="P77" style:family="paragraph" style:parent-style-name="Definition_20_Term">
      <style:text-properties fo:language="en" fo:country="US" officeooo:paragraph-rsid="00cf3eeb"/>
    </style:style>
    <style:style style:name="P78" style:family="paragraph" style:parent-style-name="Definition_20_Term">
      <style:text-properties fo:language="en" fo:country="US" officeooo:paragraph-rsid="00f84c5b"/>
    </style:style>
    <style:style style:name="P79" style:family="paragraph" style:parent-style-name="Definition_20_Term">
      <style:text-properties fo:language="en" fo:country="US" officeooo:paragraph-rsid="009bacb1"/>
    </style:style>
    <style:style style:name="P80" style:family="paragraph" style:parent-style-name="Definition_20_Term">
      <style:text-properties fo:language="en" fo:country="US" officeooo:paragraph-rsid="00a66bee"/>
    </style:style>
    <style:style style:name="P81" style:family="paragraph" style:parent-style-name="Definition_20_Term">
      <style:text-properties fo:language="en" fo:country="US" officeooo:paragraph-rsid="00fa3915"/>
    </style:style>
    <style:style style:name="P82" style:family="paragraph" style:parent-style-name="Definition_20_Term">
      <style:text-properties fo:language="en" fo:country="US" officeooo:paragraph-rsid="00cba7ca"/>
    </style:style>
    <style:style style:name="P83" style:family="paragraph" style:parent-style-name="Definition_20_Term">
      <style:text-properties fo:language="en" fo:country="US" officeooo:paragraph-rsid="00fb6bd5"/>
    </style:style>
    <style:style style:name="P84" style:family="paragraph" style:parent-style-name="Definition_20_Term">
      <style:paragraph-properties fo:break-before="auto" fo:break-after="auto"/>
      <style:text-properties fo:language="en" fo:country="US" officeooo:paragraph-rsid="009bacb1"/>
    </style:style>
    <style:style style:name="P85" style:family="paragraph" style:parent-style-name="Figure">
      <style:paragraph-properties fo:break-before="auto" fo:break-after="auto"/>
      <style:text-properties fo:language="en" fo:country="US"/>
    </style:style>
    <style:style style:name="P86" style:family="paragraph" style:parent-style-name="Definition_20_Term">
      <style:paragraph-properties fo:margin-top="0cm" fo:margin-bottom="0.199cm" loext:contextual-spacing="false"/>
      <style:text-properties fo:language="en" fo:country="US"/>
    </style:style>
    <style:style style:name="P87" style:family="paragraph" style:parent-style-name="Figure">
      <style:paragraph-properties fo:margin-top="0.203cm" fo:margin-bottom="0.356cm" loext:contextual-spacing="false"/>
      <style:text-properties fo:language="en" fo:country="US"/>
    </style:style>
    <style:style style:name="P88" style:family="paragraph" style:parent-style-name="Contents_20_Heading">
      <style:text-properties fo:language="en" fo:country="US"/>
    </style:style>
    <style:style style:name="P89" style:family="paragraph" style:parent-style-name="Caption">
      <style:text-properties fo:language="en" fo:country="US"/>
    </style:style>
    <style:style style:name="P90" style:family="paragraph" style:parent-style-name="Caption">
      <style:text-properties fo:language="en" fo:country="US" officeooo:paragraph-rsid="009bacb1"/>
    </style:style>
    <style:style style:name="P91" style:family="paragraph" style:parent-style-name="Standard">
      <style:text-properties officeooo:paragraph-rsid="0108e154"/>
    </style:style>
    <style:style style:name="P92" style:family="paragraph" style:parent-style-name="Heading_20_2">
      <style:text-properties fo:language="en" fo:country="US"/>
    </style:style>
    <style:style style:name="P93" style:family="paragraph" style:parent-style-name="Heading_20_2">
      <style:text-properties fo:language="en" fo:country="US" officeooo:paragraph-rsid="008b62d7"/>
    </style:style>
    <style:style style:name="P94" style:family="paragraph" style:parent-style-name="Heading_20_2">
      <style:text-properties fo:language="en" fo:country="US" officeooo:paragraph-rsid="00733b65"/>
    </style:style>
    <style:style style:name="P95" style:family="paragraph" style:parent-style-name="Heading_20_2">
      <style:text-properties fo:language="en" fo:country="US" officeooo:paragraph-rsid="00cba7ca"/>
    </style:style>
    <style:style style:name="P96" style:family="paragraph" style:parent-style-name="Heading_20_2">
      <style:text-properties fo:language="en" fo:country="US" officeooo:paragraph-rsid="00fb6bd5"/>
    </style:style>
    <style:style style:name="P97" style:family="paragraph" style:parent-style-name="Heading_20_Caution">
      <style:text-properties fo:language="en" fo:country="US"/>
    </style:style>
    <style:style style:name="P98" style:family="paragraph" style:parent-style-name="Heading_20_Caution">
      <style:text-properties fo:language="en" fo:country="US" fo:font-weight="bold" officeooo:rsid="005ae930" officeooo:paragraph-rsid="00acabb3" style:font-weight-asian="bold" style:font-weight-complex="bold"/>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List_20_1">
      <style:text-properties fo:language="en" fo:country="US"/>
    </style:style>
    <style:style style:name="P101" style:family="paragraph" style:parent-style-name="List_20_1">
      <style:text-properties officeooo:paragraph-rsid="00fb6bd5"/>
    </style:style>
    <style:style style:name="P102" style:family="paragraph" style:parent-style-name="List_20_1">
      <style:paragraph-properties fo:margin-left="1.778cm" fo:margin-right="0cm" fo:text-indent="-0.635cm" style:auto-text-indent="false">
        <style:tab-stops/>
      </style:paragraph-properties>
    </style:style>
    <style:style style:name="P103" style:family="paragraph" style:parent-style-name="List_20_1">
      <style:paragraph-properties fo:margin-left="1.778cm" fo:margin-right="0cm" fo:text-indent="-0.635cm" style:auto-text-indent="false">
        <style:tab-stops/>
      </style:paragraph-properties>
      <style:text-properties officeooo:paragraph-rsid="009bacb1"/>
    </style:style>
    <style:style style:name="P104" style:family="paragraph" style:parent-style-name="List_20_1">
      <style:paragraph-properties fo:margin-left="1.778cm" fo:margin-right="0cm" fo:text-indent="-0.635cm" style:auto-text-indent="false">
        <style:tab-stops/>
      </style:paragraph-properties>
      <style:text-properties fo:language="en" fo:country="US"/>
    </style:style>
    <style:style style:name="P105" style:family="paragraph" style:parent-style-name="Heading_20_3">
      <style:text-properties fo:language="en" fo:country="US"/>
    </style:style>
    <style:style style:name="P106" style:family="paragraph" style:parent-style-name="Heading_20_Tip">
      <style:text-properties fo:language="en" fo:country="US" officeooo:rsid="005ae930" officeooo:paragraph-rsid="00a3bab8"/>
    </style:style>
    <style:style style:name="P107" style:family="paragraph" style:parent-style-name="Heading_20_Tip">
      <style:text-properties fo:language="en" fo:country="US" officeooo:rsid="005ae930" officeooo:paragraph-rsid="00f84c5b"/>
    </style:style>
    <style:style style:name="P108" style:family="paragraph" style:parent-style-name="Numbering_20_1">
      <style:text-properties fo:language="en" fo:country="US"/>
    </style:style>
    <style:style style:name="P109" style:family="paragraph" style:parent-style-name="Numbering_20_1" style:list-style-name="Numbering_20_1">
      <style:text-properties fo:language="en" fo:country="US" officeooo:paragraph-rsid="00fe1e42"/>
    </style:style>
    <style:style style:name="P110" style:family="paragraph" style:parent-style-name="Numbering_20_1" style:list-style-name="Numbering_20_1">
      <style:text-properties officeooo:paragraph-rsid="00fa3915"/>
    </style:style>
    <style:style style:name="P111" style:family="paragraph" style:parent-style-name="Heading_20_Note">
      <style:text-properties fo:language="en" fo:country="US"/>
    </style:style>
    <style:style style:name="P112" style:family="paragraph" style:parent-style-name="Heading_20_Note">
      <style:text-properties fo:language="en" fo:country="US" officeooo:paragraph-rsid="00a77e91"/>
    </style:style>
    <style:style style:name="P113" style:family="paragraph" style:parent-style-name="Heading_20_Note">
      <style:text-properties fo:language="en" fo:country="US" officeooo:paragraph-rsid="00cba7ca"/>
    </style:style>
    <style:style style:name="P114" style:family="paragraph" style:parent-style-name="Heading_20_1">
      <style:text-properties fo:language="en" fo:country="US"/>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fo:language="en" fo:country="US"/>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fo:language="en" fo:country="US" style:font-size-asian="10pt" style:font-size-complex="10pt"/>
    </style:style>
    <style:style style:name="T4" style:family="text">
      <style:text-properties fo:font-size="10pt" fo:language="en" fo:country="US" fo:font-style="itali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font-size="10.5pt" style:font-size-asian="10.5pt" style:font-size-complex="10.5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draw:fill-image-width="0cm" draw:fill-image-height="0cm"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middle" style:vertical-rel="baseline" style:horizontal-pos="from-left" style:horizontal-rel="paragraph" draw:fill-image-width="0cm" draw:fill-image-height="0cm"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145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center" style:horizontal-rel="paragraph"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cm, 0cm, 0.416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953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39"><draw:frame draw:style-name="fr10" draw:name="Image2" text:anchor-type="paragraph" svg:x="3.471cm" svg:y="0.452cm" svg:width="8.467cm" svg:height="1.778cm" draw:z-index="3"><draw:image xlink:href="Pictures/10000201000003E8000000D262270D7C3E523D96.png" xlink:type="simple" xlink:show="embed" xlink:actuate="onLoad"/></draw:frame>Začínáme s programem LibreOffice</text:p>
      <text:p text:style-name="P52">Kapitola 2 <text:s/><text:line-break/>Nastavení LibreOffice</text:p>
      <text:p text:style-name="P53">Nastavujeme možnosti podle svých představ</text:p>
      <text:h text:style-name="P115" text:outline-level="1"><text:bookmark-start text:name="__RefHeading__5636_1566568644"/>Autorská práva<text:bookmark-end text:name="__RefHeading__5636_1566568644"/></text:h>
      <text:p text:style-name="P33">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4">Všechny ochranné známky uvedené v této příručce patří jejich vlastníkům.</text:p>
      <text:h text:style-name="P92" text:outline-level="2"><text:bookmark-start text:name="__RefHeading__5638_1566568644"/>Přispěvatelé<text:bookmark-end text:name="__RefHeading__5638_1566568644"/></text:h>
      <table:table table:name="Table1" table:style-name="Table1">
        <table:table-column table:style-name="Table1.A" table:number-columns-repeated="3"/>
        <table:table-row>
          <table:table-cell table:style-name="Table1.A1" office:value-type="string">
            <text:p text:style-name="P61">Jean Hollis Weber </text:p>
          </table:table-cell>
          <table:table-cell table:style-name="Table1.A1" office:value-type="string">
            <text:p text:style-name="P62">Olivier Hallot</text:p>
          </table:table-cell>
          <table:table-cell table:style-name="Table1.A1" office:value-type="string">
            <text:p text:style-name="P61">Hazel Russman</text:p>
          </table:table-cell>
        </table:table-row>
        <table:table-row>
          <table:table-cell table:style-name="Table1.A1" office:value-type="string">
            <text:p text:style-name="P61">John A. Smith</text:p>
          </table:table-cell>
          <table:table-cell table:style-name="Table1.A1" office:value-type="string">
            <text:p text:style-name="P61">Martin Saffron</text:p>
          </table:table-cell>
          <table:table-cell table:style-name="Table1.A1" office:value-type="string">
            <text:p text:style-name="P63">Steve Schwettman</text:p>
          </table:table-cell>
        </table:table-row>
        <table:table-row>
          <table:table-cell table:style-name="Table1.A1" office:value-type="string">
            <text:p text:style-name="P62">Ron Faile Jr.</text:p>
          </table:table-cell>
          <table:table-cell table:style-name="Table1.A1" office:value-type="string">
            <text:p text:style-name="P64"/>
          </table:table-cell>
          <table:table-cell table:style-name="Table1.A1" office:value-type="string">
            <text:p text:style-name="P63"/>
          </table:table-cell>
        </table:table-row>
      </table:table>
      <text:h text:style-name="P93" text:outline-level="2"><text:bookmark-start text:name="__RefHeading__5640_1566568644"/>Zpětná vazba<text:bookmark-end text:name="__RefHeading__5640_1566568644"/></text:h>
      <text:p text:style-name="P3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25">Poznámka: Všechno, co do e-mailové konference pošlete, včetně e-mailové adresy a dalších osobních informací uvedených ve zprávě, bude veřejně viditelné bez možnosti smazání.</text:p>
      <text:h text:style-name="P94" text:outline-level="2"><text:bookmark-start text:name="__RefHeading__5642_1566568644"/>Poděkování<text:bookmark-end text:name="__RefHeading__5642_1566568644"/></text:h>
      <text:p text:style-name="Text_20_body">Tato kapitola byla vytvořena úpravami a aktualizacemi kapitoly 2 knihy <text:span text:style-name="LOEmphasis">Getting Started with OpenOffice.org 3.3</text:span>. Do původní kapitoly přispěli:</text:p>
      <table:table table:name="Table2" table:style-name="Table2">
        <table:table-column table:style-name="Table2.A" table:number-columns-repeated="3"/>
        <table:table-row>
          <table:table-cell office:value-type="string">
            <text:p text:style-name="P61">Jean Hollis Weber</text:p>
          </table:table-cell>
          <table:table-cell office:value-type="string">
            <text:p text:style-name="P61">Agnes Belzunce</text:p>
          </table:table-cell>
          <table:table-cell office:value-type="string">
            <text:p text:style-name="P61">Daniel Carrera</text:p>
          </table:table-cell>
        </table:table-row>
        <table:table-row>
          <table:table-cell office:value-type="string">
            <text:p text:style-name="P61">Peter Hillier-Brook</text:p>
          </table:table-cell>
          <table:table-cell office:value-type="string">
            <text:p text:style-name="P61">Stefan A. Keel</text:p>
          </table:table-cell>
          <table:table-cell office:value-type="string">
            <text:p text:style-name="P61">Michele Zarri</text:p>
          </table:table-cell>
        </table:table-row>
      </table:table>
      <text:h text:style-name="P92" text:outline-level="2"><text:bookmark-start text:name="__RefHeading__2240_1692063793"/>Datum vydání a verze programu<text:bookmark-end text:name="__RefHeading__2240_1692063793"/></text:h>
      <text:p text:style-name="P23">Vydáno 17. května 2016. Kniha je určena pro LibreOffice 5.1.</text:p>
      <text:h text:style-name="P92" text:outline-level="2"><text:bookmark-start text:name="__RefHeading__10532_462712302"/>Poznámka pro uživatele systému Mac<text:bookmark-end text:name="__RefHeading__10532_462712302"/></text:h>
      <text:p text:style-name="P25">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5">Windows nebo Linux</text:p>
          </table:table-cell>
          <table:table-cell table:style-name="Table5.A1" office:value-type="string">
            <text:p text:style-name="P75">Ekvivalent pro Mac</text:p>
          </table:table-cell>
          <table:table-cell table:style-name="Table5.A1" office:value-type="string">
            <text:p text:style-name="P75">Výsledek</text:p>
          </table:table-cell>
        </table:table-row>
        <table:table-row table:style-name="Table5.1">
          <table:table-cell table:style-name="Table5.A2" office:value-type="string">
            <text:p text:style-name="P43"><text:span text:style-name="LOMenuPath">Nástroje &gt; Možnosti</text:span> výběr v nabídce</text:p>
          </table:table-cell>
          <table:table-cell table:style-name="Table5.B2" office:value-type="string">
            <text:p text:style-name="P43"><text:span text:style-name="LOMenuPath">LibreOffice &gt; Předvolby</text:span></text:p>
          </table:table-cell>
          <table:table-cell table:style-name="Table5.B2" office:value-type="string">
            <text:p text:style-name="P44">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3"><text:span text:style-name="LOKeystroke">Kliknutí pravým tlačítkem</text:span></text:p>
          </table:table-cell>
          <table:table-cell table:style-name="Table5.A2" office:value-type="string">
            <text:p text:style-name="P43">Control + kliknut a/nebo klik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3"><text:span text:style-name="LOKeystroke">Ctrl</text:span> (<text:span text:style-name="LOKeystroke">Control</text:span>)</text:p>
          </table:table-cell>
          <table:table-cell table:style-name="Table5.A2" office:value-type="string">
            <text:p text:style-name="P43">⌘ (<text:span text:style-name="LOKeystroke">Command</text:span>)</text:p>
          </table:table-cell>
          <table:table-cell table:style-name="Table5.A2" office:value-type="string">
            <text:p text:style-name="P43">Používá se i s dalšími klávesami</text:p>
          </table:table-cell>
        </table:table-row>
        <table:table-row table:style-name="Table5.1">
          <table:table-cell table:style-name="Table5.A2" office:value-type="string">
            <text:p text:style-name="P43"><text:span text:style-name="LOKeystroke">F5</text:span></text:p>
          </table:table-cell>
          <table:table-cell table:style-name="Table5.A2" office:value-type="string">
            <text:p text:style-name="P43"><text:span text:style-name="LOKeystroke">Shift</text:span>+⌘+<text:span text:style-name="LOKeystroke">F5</text:span></text:p>
          </table:table-cell>
          <table:table-cell table:style-name="Table5.A2" office:value-type="string">
            <text:p text:style-name="P43">Otevře se Navigátor</text:p>
          </table:table-cell>
        </table:table-row>
        <table:table-row table:style-name="Table5.1">
          <table:table-cell table:style-name="Table5.A2" office:value-type="string">
            <text:p text:style-name="P43"><text:span text:style-name="LOKeystroke">F11</text:span></text:p>
          </table:table-cell>
          <table:table-cell table:style-name="Table5.A2" office:value-type="string">
            <text:p text:style-name="P43">⌘+<text:span text:style-name="LOKeystroke">T</text:span></text:p>
          </table:table-cell>
          <table:table-cell table:style-name="Table5.A2" office:value-type="string">
            <text:p text:style-name="P43">Otevře okno Styly a formátování.</text:p>
          </table:table-cell>
        </table:table-row>
      </table:table>
      <text:p text:style-name="P91"><text:span text:style-name="LO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0"><text:a xlink:type="simple" xlink:href="#__RefHeading__5640_1566568644" text:style-name="Index_20_Link" text:visited-style-name="Index_20_Link">Zpětná vazba<text:tab/>2</text:a></text:p>
          <text:p text:style-name="P70"><text:a xlink:type="simple" xlink:href="#__RefHeading__5642_1566568644" text:style-name="Index_20_Link" text:visited-style-name="Index_20_Link">Poděkování<text:tab/>2</text:a></text:p>
          <text:p text:style-name="P70"><text:a xlink:type="simple" xlink:href="#__RefHeading__2240_1692063793" text:style-name="Index_20_Link" text:visited-style-name="Index_20_Link">Datum vydání a verze programu<text:tab/>2</text:a></text:p>
          <text:p text:style-name="P70"><text:a xlink:type="simple" xlink:href="#__RefHeading__10532_462712302" text:style-name="Index_20_Link" text:visited-style-name="Index_20_Link">Poznámka pro uživatele systému Mac<text:tab/>2</text:a></text:p>
          <text:p text:style-name="P69"><text:a xlink:type="simple" xlink:href="#__RefHeading__52746_462712302" text:style-name="Index_20_Link" text:visited-style-name="Index_20_Link">Volba možností pro celý balík LibreOffice<text:tab/>4</text:a></text:p>
          <text:p text:style-name="P70"><text:a xlink:type="simple" xlink:href="#__RefHeading__136120_780470623" text:style-name="Index_20_Link" text:visited-style-name="Index_20_Link">Uživatelské údaje<text:tab/>4</text:a></text:p>
          <text:p text:style-name="P70"><text:a xlink:type="simple" xlink:href="#__RefHeading__136122_780470623" text:style-name="Index_20_Link" text:visited-style-name="Index_20_Link">Obecné možnosti<text:tab/>4</text:a></text:p>
          <text:p text:style-name="P70"><text:a xlink:type="simple" xlink:href="#__RefHeading__136124_780470623" text:style-name="Index_20_Link" text:visited-style-name="Index_20_Link">Možnosti paměti<text:tab/>5</text:a></text:p>
          <text:p text:style-name="P70"><text:a xlink:type="simple" xlink:href="#__RefHeading__136126_780470623" text:style-name="Index_20_Link" text:visited-style-name="Index_20_Link">Možnosti zobrazení<text:tab/>6</text:a></text:p>
          <text:p text:style-name="P70"><text:a xlink:type="simple" xlink:href="#__RefHeading__136128_780470623" text:style-name="Index_20_Link" text:visited-style-name="Index_20_Link">Možnosti tisku<text:tab/>8</text:a></text:p>
          <text:p text:style-name="P70"><text:a xlink:type="simple" xlink:href="#__RefHeading__136130_780470623" text:style-name="Index_20_Link" text:visited-style-name="Index_20_Link">Možnosti cest<text:tab/>9</text:a></text:p>
          <text:p text:style-name="P70"><text:a xlink:type="simple" xlink:href="#__RefHeading__136132_780470623" text:style-name="Index_20_Link" text:visited-style-name="Index_20_Link">Možnosti barev<text:tab/>10</text:a></text:p>
          <text:p text:style-name="P70"><text:a xlink:type="simple" xlink:href="#__RefHeading__136134_780470623" text:style-name="Index_20_Link" text:visited-style-name="Index_20_Link">Možnosti písem<text:tab/>11</text:a></text:p>
          <text:p text:style-name="P70"><text:a xlink:type="simple" xlink:href="#__RefHeading__136136_780470623" text:style-name="Index_20_Link" text:visited-style-name="Index_20_Link">Možnosti zabezpečení<text:tab/>12</text:a></text:p>
          <text:p text:style-name="P71"><text:a xlink:type="simple" xlink:href="#__RefHeading__3328_229261677" text:style-name="Index_20_Link" text:visited-style-name="Index_20_Link">Možnosti zabezpečení a varování<text:tab/>14</text:a></text:p>
          <text:p text:style-name="P70"><text:a xlink:type="simple" xlink:href="#__RefHeading__136138_780470623" text:style-name="Index_20_Link" text:visited-style-name="Index_20_Link">Přizpůsobení<text:tab/>15</text:a></text:p>
          <text:p text:style-name="P70"><text:a xlink:type="simple" xlink:href="#__RefHeading__5582_1514335525" text:style-name="Index_20_Link" text:visited-style-name="Index_20_Link">Barvy aplikací<text:tab/>15</text:a></text:p>
          <text:p text:style-name="P70"><text:a xlink:type="simple" xlink:href="#__RefHeading__136140_780470623" text:style-name="Index_20_Link" text:visited-style-name="Index_20_Link">Možnosti zpřístupnění<text:tab/>16</text:a></text:p>
          <text:p text:style-name="P70"><text:a xlink:type="simple" xlink:href="#__RefHeading__136142_780470623" text:style-name="Index_20_Link" text:visited-style-name="Index_20_Link">Pokročilé možnosti<text:tab/>17</text:a></text:p>
          <text:p text:style-name="P70"><text:a xlink:type="simple" xlink:href="#__RefHeading__34770_129573012" text:style-name="Index_20_Link" text:visited-style-name="Index_20_Link">Možnosti Basic IDE<text:tab/>18</text:a></text:p>
          <text:p text:style-name="P70"><text:a xlink:type="simple" xlink:href="#__RefHeading__23840_519196086" text:style-name="Index_20_Link" text:visited-style-name="Index_20_Link">Možnosti online aktualizace<text:tab/>18</text:a></text:p>
          <text:p text:style-name="P70"><text:a xlink:type="simple" xlink:href="#__RefHeading___Toc25315_687030175" text:style-name="Index_20_Link" text:visited-style-name="Index_20_Link">Možnosti OpenCL<text:tab/>19</text:a></text:p>
          <text:p text:style-name="P69"><text:a xlink:type="simple" xlink:href="#__RefHeading__136148_780470623" text:style-name="Index_20_Link" text:visited-style-name="Index_20_Link">Volba možností načítání a ukládání<text:tab/>20</text:a></text:p>
          <text:p text:style-name="P70"><text:a xlink:type="simple" xlink:href="#__RefHeading__136150_780470623" text:style-name="Index_20_Link" text:visited-style-name="Index_20_Link">Obecné<text:tab/>20</text:a></text:p>
          <text:p text:style-name="P70"><text:a xlink:type="simple" xlink:href="#__RefHeading__48048_472912510" text:style-name="Index_20_Link" text:visited-style-name="Index_20_Link">Vlastnosti VBA<text:tab/>22</text:a></text:p>
          <text:p text:style-name="P70"><text:a xlink:type="simple" xlink:href="#__RefHeading__136154_780470623" text:style-name="Index_20_Link" text:visited-style-name="Index_20_Link">Microsoft Office<text:tab/>22</text:a></text:p>
          <text:p text:style-name="P70"><text:a xlink:type="simple" xlink:href="#__RefHeading___Toc28020_687030175" text:style-name="Index_20_Link" text:visited-style-name="Index_20_Link">HTML kompatibilita<text:tab/>22</text:a></text:p>
          <text:p text:style-name="P69"><text:a xlink:type="simple" xlink:href="#__RefHeading__136158_780470623" text:style-name="Index_20_Link" text:visited-style-name="Index_20_Link">Volba jazykových nastavení<text:tab/>24</text:a></text:p>
          <text:p text:style-name="P70"><text:a xlink:type="simple" xlink:href="#__RefHeading__136160_780470623" text:style-name="Index_20_Link" text:visited-style-name="Index_20_Link">Instalací požadovaných slovníků<text:tab/>24</text:a></text:p>
          <text:p text:style-name="P70"><text:a xlink:type="simple" xlink:href="#__RefHeading__136162_780470623" text:style-name="Index_20_Link" text:visited-style-name="Index_20_Link">Změnou některých místních a jazykových nastavení<text:tab/>24</text:a></text:p>
          <text:p text:style-name="P70"><text:a xlink:type="simple" xlink:href="#__RefHeading__136164_780470623" text:style-name="Index_20_Link" text:visited-style-name="Index_20_Link">Volba možností kontroly pravopisu<text:tab/>26</text:a></text:p>
          <text:p text:style-name="P70"><text:a xlink:type="simple" xlink:href="#__RefHeading__34772_129573012" text:style-name="Index_20_Link" text:visited-style-name="Index_20_Link">Kontrola anglických vět<text:tab/>27</text:a></text:p>
          <text:p text:style-name="P71"><text:a xlink:type="simple" xlink:href="#__RefHeading__36393_196514830" text:style-name="Index_20_Link" text:visited-style-name="Index_20_Link">Kontrola gramatiky<text:tab/>28</text:a></text:p>
          <text:p text:style-name="P71"><text:a xlink:type="simple" xlink:href="#__RefHeading__9907_127699423" text:style-name="Index_20_Link" text:visited-style-name="Index_20_Link">Interpunkce<text:tab/>28</text:a></text:p>
          <text:p text:style-name="P71"><text:a xlink:type="simple" xlink:href="#__RefHeading__9909_127699423" text:style-name="Index_20_Link" text:visited-style-name="Index_20_Link">Ostatní<text:tab/>28</text:a></text:p>
          <text:p text:style-name="P70"><text:a xlink:type="simple" xlink:href="#__RefHeading___Toc25317_687030175" text:style-name="Index_20_Link" text:visited-style-name="Index_20_Link">Kontrola vět ostatních jazyků<text:tab/>29</text:a></text:p>
          <text:p text:style-name="P69"><text:a xlink:type="simple" xlink:href="#__RefHeading__136166_780470623" text:style-name="Index_20_Link" text:visited-style-name="Index_20_Link">Volba možností Internetu<text:tab/>29</text:a></text:p>
          <text:p text:style-name="P69"><text:a xlink:type="simple" xlink:href="#__RefHeading__136168_780470623" text:style-name="Index_20_Link" text:visited-style-name="Index_20_Link">Nastavení automatických oprav v LibreOffice<text:tab/>29</text:a></text:p>
        </text:index-body>
      </text:table-of-content>
      <text:p text:style-name="P72"/>
      <text:h text:style-name="P116" text:outline-level="1"><text:bookmark-start text:name="__RefHeading__52746_462712302"/>Nastavení <text:alphabetical-index-mark text:string-value="možnosti nastavení"/>možností pro celý balík LibreOffice<text:bookmark-end text:name="__RefHeading__52746_462712302"/></text:h>
      <text:p text:style-name="P22">Tato část popisuje některá nastavení, která ovlivňují všechny součásti balíku LibreOffice. Informace o zbývajících nastaveních se nachází v nápovědě LibreOffice.</text:p>
      <text:p text:style-name="Text_20_body">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22">V levé části klepneme na značku (+ nebo trojúhelník) vedle nápisu LibreOffice. Zobrazí se seznam stránek. Vybereme-li některou z položek, na pravé straně se k ní zobrazí odpovídající stránka.</text:p>
      <text:p text:style-name="P55"><draw:frame draw:style-name="fr1" draw:name="Frame2" text:anchor-type="as-char" svg:width="5.443cm" draw:z-index="0"><draw:text-box fo:min-height="6.909cm"><text:p text:style-name="P89"><draw:frame draw:style-name="fr11" draw:name="Image3" text:anchor-type="as-char" svg:width="5.001cm" svg:height="6.41cm" draw:z-index="4"><draw:image xlink:href="Pictures/10000201000000C70000010718AA7BB2EDCE7F14.png" xlink:type="simple" xlink:show="embed" xlink:actuate="onLoad"/></draw:frame></text:p><text:p text:style-name="P89">Obrázek <text:sequence text:ref-name="refFigure0" text:name="Figure" text:formula="ooow:Figure+1" style:num-format="1">1</text:sequence>: Možnosti LibreOffice</text:p></draw:text-box></draw:frame></text:p>
      <text:list xml:id="list5346264621474450729" text:style-name="Heading_20_Note">
        <text:list-item>
          <text:p text:style-name="P111">Poznámka</text:p>
        </text:list-item>
      </text:list>
      <text:p text:style-name="P45">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22">Pokud používáme LibreOffice v jiném jazyce než v češtině, může být označení některých polí jiné, než je na ilustracích v této kapitole.</text:p>
      <text:h text:style-name="P92" text:outline-level="2"><text:bookmark-start text:name="__RefHeading__136120_780470623"/><text:alphabetical-index-mark text:string-value="uživatelské údaje"/>Uživatelské údaje<text:bookmark-end text:name="__RefHeading__136120_780470623"/></text:h>
      <text:p text:style-name="Text_20_body">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22">Vyplníme formulář (není zobrazen) nebo doplníme či odstraníme stávající údaje. Pokud nechceme, aby byly uživatelské údaje součástí vlastností dokumentu, zrušíme zaškrtnutí pole v dolní části.</text:p>
      <text:h text:style-name="P92" text:outline-level="2"><text:bookmark-start text:name="__RefHeading__136122_780470623"/><text:alphabetical-index-mark text:string-value="obecné možnosti"/>Obecné možnosti<text:bookmark-end text:name="__RefHeading__136122_780470623"/></text:h>
      <text:p text:style-name="P37">Možnosti na stránce <text:span text:style-name="LOEmphasis">LibreOffice - Obecné</text:span> jsou popsány níže, obrázek <text:sequence-ref text:reference-format="value" text:ref-name="refFigure1">2</text:sequence-ref>.</text:p>
      <text:p text:style-name="P55"><text:soft-page-break/><draw:frame draw:style-name="fr2" draw:name="Frame4" text:anchor-type="as-char" svg:width="11.202cm" draw:z-index="7"><draw:text-box fo:min-height="7.643cm"><text:p text:style-name="P89"><draw:frame draw:style-name="fr12" draw:name="Image5" text:anchor-type="as-char" svg:width="11.201cm" svg:height="6.879cm" draw:z-index="8"><draw:image xlink:href="Pictures/10000000000001DD0000014255FD64174D94CFDD.png" xlink:type="simple" xlink:show="embed" xlink:actuate="onLoad"/></draw:frame></text:p><text:p text:style-name="P89">Obrázek <text:sequence text:ref-name="refFigure1" text:name="Figure" text:formula="ooow:Figure+1" style:num-format="1">2 </text:sequence>: Nastavení obecných možností LibreOffice</text:p></draw:text-box></draw:frame></text:p>
      <text:p text:style-name="P76"><text:alphabetical-index-mark text:string-value="rozšířené tipy"/>Nápověda - Rozšířené tipy</text:p>
      <text:p text:style-name="Text_20_body_20_indent">Pokud je zaškrtnuto pole <text:span text:style-name="LOEmphasis">Rozšířené tipy</text:span>, nad ikonou, příkazem nabídky nebo polem dialogového okna se zobrazí stručné vysvětlení jejich funkce, když nad nimi bez klepnutí podržíme ukazatel myši.</text:p>
      <text:p text:style-name="P76"><text:alphabetical-index-mark-start text:id="IMark4972895304"/>Dialogy Otevřít/Uložit <text:alphabetical-index-mark-end text:id="IMark4972895304"/> – Použít dialogy LibreOffice</text:p>
      <text:p text:style-name="Text_20_body_20_indent">Chceme-li používat standardní dialogová okna Otevřít a Uložit pro daný operační systém, zrušíme zaškrtnutí možnosti <text:span text:style-name="LOMenuPath">Použít dialogy LibreOffice</text:span>. Je-li tato možnost vybrána, použijí se dialogová okna Otevřít a Uložit, která jsou součástí balíku LibreOffice. Více informací o dialogových oknech Otevřít a Uložit se nachází v kapitole 1 Představujeme LibreOffice. V této knize se na ilustracích používají dialogová okna LibreOffice.</text:p>
      <text:p text:style-name="P76"><text:alphabetical-index-mark text:string-value="možnosti stavu dokumentu"/>Stav dokumentu - Tisk nastaví stav "dokument změněn"</text:p>
      <text:p text:style-name="P9">Pokud je zaškrtnuta tato možnost, datum tisku dokumentu se zaznamená jako změna vlastností dokumentu. Při pozdějším zavírání dokumentu proto budeme vyzváni k uložení dokumentu, i když jsme neprovedli žádné změny.</text:p>
      <text:p text:style-name="P76"><text:alphabetical-index-mark text:string-value="rok (dvě číslice)"/>Rok (dvě číslice)</text:p>
      <text:p text:style-name="P9">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7">Pomoc při zlepšování LibreOffice – Shromažďovat údaje o používání programu a odesílat je The Document Foundation</text:p>
      <text:p text:style-name="P10">Pro pomoc při z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sou zaslána anonymně a nepřenáší žádný obsah dokumentu, pouze používané příkazy.</text:p>
      <text:h text:style-name="P92" text:outline-level="2"><text:bookmark-start text:name="__RefHeading__136124_780470623"/><text:alphabetical-index-mark text:string-value="možnosti paměti"/>Možnosti paměti<text:bookmark-end text:name="__RefHeading__136124_780470623"/></text:h>
      <text:p text:style-name="Text_20_body">Nastavení na stránce <text:span text:style-name="LOEmphasis">LibreOffice – Paměť</text:span> určují, jak bude LibreOffice využívat paměťové zdroje a kolik paměti bude využívat. Před jejich změnou je třeba zvážit následující okolnosti:</text:p>
      <text:list xml:id="list4559527908116532325" text:style-name="List_20_1">
        <text:list-item text:start-value="1">
          <text:p text:style-name="P100">Dostupnost více paměti může LibreOffice urychlit nebo dokonce vylepšit jeho chování (například více kroků na vrácení vyžaduje více paměti); na druhé straně to však znamená méně paměti pro ostatní aplikace a v konečném součtu může být paměti nedostatek.</text:p>
        </text:list-item>
        <text:list-item>
          <text:p text:style-name="P100"><text:soft-page-break/>Pokud zpracovávané dokumenty obsahují mnoho objektů, například obrázků, nebo pokud jsou tyto objekty velké, rychlost LibreOffice se zvýší, pokud zvýšíme celkové množství paměti nebo velikost paměti na objekt. Pokud se začnou ztrácet objekty z dokumentu, v němž je takových objektů mnoho, je třeba zvýšit počet možných objektů v mezipaměti. (Objekty se přitom v souboru stále nacházejí, pouze nejsou zobrazeny na obrazovce.)</text:p>
        </text:list-item>
        <text:list-item>
          <text:p text:style-name="List_20_1">Chceme-li při spuštění počítače načíst <text:alphabetical-index-mark text:string-value="povolení" text:key1="Rychlé spuštění"/>Rychlé spuštění, vybereme možnost v dolní části dialogového okna. Díky tomu se LibreOffice spouští rychleji, přitom však zabere část paměti, a to i tehdy, když se nepoužívá. Tato možnost se v systému Linux nazývá <text:span text:style-name="LOMenuPath">Povolit rychlé spouštění v hlavním panelu</text:span>. Není dostupná v systému Mac OS X nebo v systémech, ve kterých není modul Rychlé spuštění součástí instalace.</text:p>
        </text:list-item>
      </text:list>
      <text:p text:style-name="P55"><draw:frame draw:style-name="fr3" draw:name="Frame5" text:anchor-type="as-char" svg:width="9.726cm" draw:z-index="9"><draw:text-box fo:min-height="6.925cm"><text:p text:style-name="P89"><draw:frame draw:style-name="fr13" draw:name="Image16" text:anchor-type="as-char" svg:width="9.23cm" svg:height="6.001cm" draw:z-index="10"><draw:image xlink:href="Pictures/10000000000001870000010663FC4B1F343BBD6D.png" xlink:type="simple" xlink:show="embed" xlink:actuate="onLoad"/></draw:frame></text:p><text:p text:style-name="P89">Obrázek <text:sequence text:ref-name="refFigure2" text:name="Figure" text:formula="ooow:Figure+1" style:num-format="1">3 </text:sequence>: Volba nastavení paměti pro aplikace LibreOffice</text:p></draw:text-box></draw:frame></text:p>
      <text:h text:style-name="P92" text:outline-level="2"><text:bookmark-start text:name="__RefHeading__136126_780470623"/><text:alphabetical-index-mark text:string-value="možnosti zobrazení"/>Možnosti zobrazení<text:bookmark-end text:name="__RefHeading__136126_780470623"/></text:h>
      <text:p text:style-name="P37">Možnosti na stránce <text:span text:style-name="LOEmphasis">LibreOffice - Zobrazení</text:span> ovlivňují vzhled a chování oken LibreOffice. Některé z možností jsou popsány níže, obrázek  <text:sequence-ref text:reference-format="value" text:ref-name="refFigure3">4</text:sequence-ref>. Nastavíme je podle svých osobních preferencí.</text:p>
      <text:p text:style-name="P56"><draw:frame draw:style-name="fr4" draw:name="Frame17" text:anchor-type="as-char" svg:y="-8.532cm" svg:width="14.34cm" draw:z-index="11"><draw:text-box fo:min-height="9.008cm"><text:p text:style-name="P89"><draw:frame draw:style-name="fr14" draw:name="Image6" text:anchor-type="as-char" svg:width="14.34cm" svg:height="8.387cm" draw:z-index="12"><draw:image xlink:href="Pictures/10000000000002A70000017B89030BBA380D8F17.png" xlink:type="simple" xlink:show="embed" xlink:actuate="onLoad"/></draw:frame></text:p><text:p text:style-name="P89">Obrázek <text:sequence text:ref-name="refFigure3" text:name="Figure" text:formula="ooow:Figure+1" style:num-format="1">4 </text:sequence>: Volba možností zobrazení v aplikacích LibreOffice</text:p></draw:text-box></draw:frame></text:p>
      <text:p text:style-name="P78"><text:soft-page-break/><text:alphabetical-index-mark text:string-value="možnosti uživatelského rozhraní"/>Uživatelské rozhraní – <text:alphabetical-index-mark text:string-value="měřítko (uživatelské rozhraní)"/> Měřítko</text:p>
      <text:p text:style-name="P11">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8">Uživatelské rozhraní – <text:alphabetical-index-mark text:string-value="velikost a styl ikon (uživatelské rozhraní)"/>Velikost a styl ikon</text:p>
      <text:p text:style-name="P11">První pole určuje velikost zobrazení ikon na nástrojových lištách (Automaticky, Malá nebo Velká). Možnost Automaticky znamená, že se použije hodnota z nastavení operačního systému. V druhém poli lze určit styl (motiv) ikon; v tomto případě možnost Automaticky značí, že se použije sada ikon vzhledově kompatibilní s operačním systémem a zvoleným desktopovým prostředím, jakým je například KDE nebo Gnome v Linuxu.</text:p>
      <text:p text:style-name="P78">Uživatelské rozhraní – <text:alphabetical-index-mark text:string-value="písma na obrazovce, vyhlazování"/><text:alphabetical-index-mark text:string-value="vyhlazování písem na obrazovce"/>Vyhlazování písem na obrazovce</text:p>
      <text:p text:style-name="P11">(Není k dispozici v systému Windows.) Tuto možnost vybereme, chceme-li, aby se text zobrazoval vyhlazený. Zadáme nejmenší velikost písma, při které se již má vyhlazování použít.</text:p>
      <text:p text:style-name="P84"><text:alphabetical-index-mark text:string-value="umistění myši"/>Umístění myši</text:p>
      <text:p text:style-name="P12">Určuje, zda a jak se do nově otevřených dialogových oken umisťuje kurzor myši.</text:p>
      <text:p text:style-name="P79">Prostřední tlačítko myši</text:p>
      <text:p text:style-name="P12">Určuje funkci <text:alphabetical-index-mark text:string-value="funkce prostředního tlačítka myši"/>prostředního tlačítka myši.</text:p>
      <text:list xml:id="list212545827" text:style-name="List_20_1">
        <text:list-item text:start-value="1">
          <text:p text:style-name="P103"><text:span text:style-name="LOMenuPath">Automatické posouvání</text:span> - posouvání kurzoru se stisknutým prostředním tlačítkem myši posouvá i zobrazení.</text:p>
        </text:list-item>
        <text:list-item>
          <text:p text:style-name="P103"><text:span text:style-name="LOMenuPath">Vložit obsah schránky</text:span> - stiskem prostředního tlačítka myši vložíme obsah <text:alphabetical-index-mark text:string-value="schránka"/>„schránky výběru“ na pozici kurzoru.</text:p>
        </text:list-item>
      </text:list>
      <text:p text:style-name="P5"><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74">Funkce</text:p>
            </table:table-cell>
            <table:table-cell table:style-name="Table4.A1" office:value-type="string">
              <text:p text:style-name="P74">Schránka</text:p>
            </table:table-cell>
            <table:table-cell table:style-name="Table4.A1" office:value-type="string">
              <text:p text:style-name="P74">Schránka výběru</text:p>
            </table:table-cell>
          </table:table-row>
        </table:table-header-rows>
        <table:table-row table:style-name="Table4.2">
          <table:table-cell table:style-name="Table4.A2" office:value-type="string">
            <text:p text:style-name="P42">Kopírovat obsah</text:p>
          </table:table-cell>
          <table:table-cell table:style-name="Table4.A2" office:value-type="string">
            <text:p text:style-name="P40"><text:span text:style-name="LOMenuPath">Úpravy &gt; Kopírovat</text:span> <text:span text:style-name="LOKeystroke">Ctrl+C</text:span></text:p>
          </table:table-cell>
          <table:table-cell table:style-name="Table4.A2" office:value-type="string">
            <text:p text:style-name="P42">Výběr textu, tabulky nebo objektu.</text:p>
          </table:table-cell>
        </table:table-row>
        <table:table-row table:style-name="Table4.3">
          <table:table-cell table:style-name="Table4.A3" office:value-type="string">
            <text:p text:style-name="P42">Vložit obsah</text:p>
          </table:table-cell>
          <table:table-cell table:style-name="Table4.A3" office:value-type="string">
            <text:p text:style-name="P40"><text:span text:style-name="LOMenuPath">Úpravy &gt; Vložit</text:span> <text:span text:style-name="LOKeystroke">Ctrl+V</text:span> vloží obsah na pozici kurzoru.</text:p>
          </table:table-cell>
          <table:table-cell table:style-name="Table4.A3" office:value-type="string">
            <text:p text:style-name="P42">Klepnutí prostředního tlačítka myši vloží obsah na pozici ukazatele myši.</text:p>
          </table:table-cell>
        </table:table-row>
        <table:table-row table:style-name="Table4.1">
          <table:table-cell table:style-name="Table4.A4" office:value-type="string">
            <text:p text:style-name="P42">Vložit do jiného dokumentu</text:p>
          </table:table-cell>
          <table:table-cell table:style-name="Table4.A4" office:value-type="string">
            <text:p text:style-name="P42">Nemá vliv na obsah schránky.</text:p>
          </table:table-cell>
          <table:table-cell table:style-name="Table4.A4" office:value-type="string">
            <text:p text:style-name="P42">Obsahem schránky výběru je naposledy označený výběr.</text:p>
          </table:table-cell>
        </table:table-row>
      </table:table>
      <text:p text:style-name="P76">Grafický výstup – Použít hardwarovou akceleraci</text:p>
      <text:p text:style-name="P9">Pro urychlení zobrazování obrázků se přímo využijí hardwarové možnosti grafického karty. Tato možnost není podporována ve všech operačních systémech nebo distribucích balíku LibreOffice.</text:p>
      <text:p text:style-name="P76">Grafický výstup – Použít vyhlazení</text:p>
      <text:p text:style-name="P9">Povolí nebo zakáže vyhlazování, díky čemuž se bude většina grafických objektů zobrazovat hladší a s menším počtem artefaktů. Tato možnost není podporována ve všech operačních systémech nebo distribucích balíku LibreOffice.</text:p>
      <text:list xml:id="list6985323243630280106" text:style-name="Heading_20_Tip">
        <text:list-item>
          <text:p text:style-name="P106">Tip</text:p>
        </text:list-item>
      </text:list>
      <text:p text:style-name="P46">Vyhlazování se po změně nastavení uplatní, pokud stisknutím <text:span text:style-name="LOKeystroke">Shift+Ctrl+R</text:span> obnovíme zobrazení aktuálního dokumentu.</text:p>
      <text:p text:style-name="P80">Grafický výstup – Použít OpenGL pro veškeré vykreslování (vyžaduje restart)</text:p>
      <text:p text:style-name="P13">Povolí nebo zakáže použít 3D grafický jazyk OpenGL. Tato možnost není podporována ve všech operačních systémech nebo distribucích balíku LibreOffice.</text:p>
      <text:p text:style-name="P76"><text:soft-page-break/>Grafický výstup – Vynutit OpenGL, i když je zakázáno (vyžaduje restart)</text:p>
      <text:p text:style-name="P1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84">Nabídky - <text:alphabetical-index-mark-start text:id="IMark4972894824"/> Ikony v nabídkách<text:alphabetical-index-mark-end text:id="IMark4972894824"/></text:p>
      <text:p text:style-name="P12">Zajistí, že se v nabídkách spolu s textem zobrazí také ikony.</text:p>
      <text:p text:style-name="P79">Seznam písem - Zobrazit <text:alphabetical-index-mark text:string-value="náhled" text:key1="písmo"/>náhled písem</text:p>
      <text:p text:style-name="P20">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text:p>
      <text:p text:style-name="P12">Písma, která byla přizpůsobena speciálním požadavkům některých jazyků, jako jsou například arabština, hebrejština nebo malabarština, navíc zobrazují i ​​dodatečnou ukázku textu.</text:p>
      <table:table table:name="Table3" table:style-name="Table3">
        <table:table-column table:style-name="Table3.A"/>
        <table:table-column table:style-name="Table3.B"/>
        <table:table-row table:style-name="Table3.1">
          <table:table-cell table:style-name="Table3.A1" office:value-type="string">
            <text:p text:style-name="P26"><draw:frame draw:style-name="fr15" draw:name="graphics26" text:anchor-type="as-char" svg:width="8.361cm" svg:height="7.14cm" draw:z-index="13"><draw:image xlink:href="Pictures/100000000000013C0000010E7C9D898004581D27.png" xlink:type="simple" xlink:show="embed" xlink:actuate="onLoad"/></draw:frame></text:p>
          </table:table-cell>
          <table:table-cell table:style-name="Table3.B1" office:value-type="string">
            <text:p text:style-name="P26"><draw:frame draw:style-name="fr16" draw:name="graphics27" text:anchor-type="as-char" svg:width="5.001cm" svg:height="7.091cm" draw:z-index="14"><draw:image xlink:href="Pictures/10000000000000BD0000010C748644663D051832.png" xlink:type="simple" xlink:show="embed" xlink:actuate="onLoad"/></draw:frame></text:p>
          </table:table-cell>
        </table:table-row>
        <table:table-row table:style-name="Table3.2">
          <table:table-cell table:style-name="Table3.A2" table:number-columns-spanned="2" office:value-type="string">
            <text:p text:style-name="P90">Obrázek <text:sequence text:ref-name="refFigure4" text:name="Figure" text:formula="ooow:Figure+1" style:num-format="1">5</text:sequence>: Seznam písem (vlevo) s náhledem, (vpravo) bez náhledu</text:p>
          </table:table-cell>
          <table:covered-table-cell/>
        </table:table-row>
      </table:table>
      <text:h text:style-name="P92" text:outline-level="2"><text:bookmark-start text:name="__RefHeading__136128_780470623"/><text:alphabetical-index-mark text:string-value="obecné" text:key1="možnosti tisku"/>Možnosti tisku<text:bookmark-end text:name="__RefHeading__136128_780470623"/></text:h>
      <text:p text:style-name="Text_20_body">Na stránce <text:span text:style-name="LOEmphasis">LibreOffice - Tisk</text:span> nastavujeme možnosti tak, aby vyhovovaly výchozí tiskárně a obvyklým požadavkům na tisk. Většina možností nepotřebuje další vysvětlení.</text:p>
      <text:p text:style-name="Text_20_body">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Více informací se nachází na <text:a xlink:type="simple" xlink:href="http://www.linuxfoundation.org/collaborate/workgroups/openprinting/pdf_as_standard_print_job_format" text:style-name="Internet_20_link" text:visited-style-name="Visited_20_Internet_20_Link"><text:span text:style-name="T9">http://www.linuxfound</text:span></text:a><text:a xlink:type="simple" xlink:href="http://www.linuxfoundation.org/collaborate/workgroups/openprinting/pdf_as_standard_print_job_format" text:style-name="Internet_20_link" text:visited-style-name="Visited_20_Internet_20_Link"><text:span text:style-name="T9">ation.org/collaborate/workgroups/openprinting/pdf_as_standard_print_job_format</text:span></text:a><text:span text:style-name="T9"> </text:span></text:p>
      <text:p text:style-name="P22">Zrušením výběru této volby se stane výchozím tiskovým formátem opět Postscript.</text:p>
      <text:p text:style-name="P65">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41007660359923" text:continue-numbering="true" text:style-name="Heading_20_Tip">
        <text:list-item>
          <text:p text:style-name="P107">Tip</text:p>
        </text:list-item>
      </text:list>
      <text:p text:style-name="P49">Rozdíl v nastavené a používané velikosti papíru je nejčastější příčinou toho, že je text nahoře, dole nebo po stranách oříznut nebo že tiskárna odmítne dokument vytisknout.</text:p>
      <text:p text:style-name="P55"><text:soft-page-break/><draw:frame draw:style-name="fr4" draw:name="Frame6" text:anchor-type="as-char" svg:y="-9.275cm" svg:width="14.619cm" draw:z-index="15"><draw:text-box fo:min-height="9.255cm"><text:p text:style-name="P89"><draw:frame draw:style-name="fr17" draw:name="Image21" text:anchor-type="as-char" svg:width="14.494cm" svg:height="8.83cm" draw:z-index="18"><draw:image xlink:href="Pictures/100000000000026E0000018C14A65AD53DE89FAC.png" xlink:type="simple" xlink:show="embed" xlink:actuate="onLoad"/></draw:frame></text:p><text:p text:style-name="P89">Obrázek <text:sequence text:ref-name="refFigure5" text:name="Figure" text:formula="ooow:Figure+1" style:num-format="1">6</text:sequence>: Volba obecných možností tisku, platných pro všechny součásti balíku LibreOffice</text:p></draw:text-box></draw:frame></text:p>
      <text:h text:style-name="P92" text:outline-level="2"><text:bookmark-start text:name="__RefHeading__136130_780470623"/><text:alphabetical-index-mark text:string-value="možnosti cest"/>Možnosti cest<text:bookmark-end text:name="__RefHeading__136130_780470623"/></text:h>
      <text:p text:style-name="Text_20_body">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37">Změny provedeme tak, že vybereme položku v seznamu zobrazeném na obrázku <text:sequence-ref text:reference-format="value" text:ref-name="refFigure6">7</text:sequence-ref> a klepneme na <text:span text:style-name="LOMenuPath">Upravit</text:span>. V dialogovém okně Vybrat cestu (není zobrazen, název může být i Upravit cesty) přidáme nebo odstraníme složky podle potřeby a klepnutím na <text:span text:style-name="LOMenuPath">OK</text:span> se vrátíme do okna Možnosti. Některé položky mohou mít přiřazeny dvě i více cest, jednu ke společné složce (která může být na síti) a druhou ke složce uživatele (obvykle na osobním počítači uživatele).</text:p>
      <text:list xml:id="list41008188935427" text:continue-numbering="true" text:style-name="Heading_20_Tip">
        <text:list-item>
          <text:p text:style-name="P106">Tip</text:p>
        </text:list-item>
      </text:list>
      <text:p text:style-name="P46">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85"><draw:frame draw:style-name="fr2" draw:name="Frame9" text:anchor-type="as-char" svg:width="13.577cm" draw:z-index="19"><draw:text-box fo:min-height="4.957cm"><text:p text:style-name="P89"><draw:frame draw:style-name="fr18" draw:name="Image22" text:anchor-type="as-char" svg:width="13.577cm" svg:height="4.339cm" draw:z-index="20"><draw:image xlink:href="Pictures/1000000000000298000000EB9D5070DBC1CAC0B5.png" xlink:type="simple" xlink:show="embed" xlink:actuate="onLoad"/></draw:frame></text:p><text:p text:style-name="P89">Obrázek <text:sequence text:ref-name="refFigure6" text:name="Figure" text:formula="ooow:Figure+1" style:num-format="1">7</text:sequence>: Zobrazení cest souborů používaných programem LibreOffice</text:p></draw:text-box></draw:frame></text:p>
      <text:h text:style-name="P92" text:outline-level="2"><text:bookmark-start text:name="__RefHeading__136132_780470623"/><text:soft-page-break/><text:alphabetical-index-mark text:string-value="možnosti barev"/>Možnosti barev<text:bookmark-end text:name="__RefHeading__136132_780470623"/></text:h>
      <text:p text:style-name="Text_20_body">Na stránce <text:span text:style-name="LOEmphasis">LibreOffice - Barvy</text:span> můžeme nastavit barvy, které budeme používat v dokumentech LibreOffice. Můžeme vybrat barvu z tabulky, upravit stávající nebo definovat novou. Tyto barvy jsou součástí barevné palety, a jsou proto dostupné ve všech programech LibreOffice.</text:p>
      <text:p text:style-name="P22">Pokud chceme barvu změnit:</text:p>
      <text:list xml:id="list2026592475600873090" text:style-name="Numbering_20_1">
        <text:list-item text:start-value="1">
          <text:p text:style-name="P108">V seznamu v tabulce barev zvolíme barvu, kterou chceme změnit.</text:p>
        </text:list-item>
        <text:list-item>
          <text:p text:style-name="P108">Zadáme nové hodnoty, které barvu definují. Při zadávání barvy můžeme zvolit systém barev RGB (červená, zelená, modrá) nebo CMYK (azurová, purpurová, žlutá, černá). Změněná barva se zobrazí v dolním ze dvou barevných polí náhledu v horní části stránky.</text:p>
        </text:list-item>
        <text:list-item>
          <text:p text:style-name="Numbering_20_1">Podle potřeby změníme <text:span text:style-name="LOEmphasis">Název</text:span>.</text:p>
        </text:list-item>
        <text:list-item>
          <text:p text:style-name="Numbering_20_1">Klepneme na tlačítko <text:span text:style-name="LOMenuPath">Použít</text:span>. Nově definovaná barva se zobrazí v tabulce barev.</text:p>
        </text:list-item>
      </text:list>
      <text:p text:style-name="P87"><draw:frame draw:style-name="fr2" draw:name="Frame10" text:anchor-type="as-char" svg:width="13.607cm" draw:z-index="21"><draw:text-box fo:min-height="9.327cm"><text:p text:style-name="P89"><draw:frame draw:style-name="fr19" draw:name="Image7" text:anchor-type="as-char" svg:width="13.607cm" svg:height="9.137cm" draw:z-index="22"><draw:image xlink:href="Pictures/10000201000002A1000001C451D268D44A9E16C2.png" xlink:type="simple" xlink:show="embed" xlink:actuate="onLoad"/></draw:frame></text:p><text:p text:style-name="P89">Obrázek <text:sequence text:ref-name="refFigure7" text:name="Figure" text:formula="ooow:Figure+1" style:num-format="1">8 </text:sequence>: Definování barev pro použití v barevných paletách programu LibreOffice</text:p></draw:text-box></draw:frame></text:p>
      <text:p text:style-name="P37">Jinou možností je klepnout na tlačítko <text:span text:style-name="LOMenuPath">Vybrat</text:span>, čímž otevřeme dialogové okno <text:alphabetical-index-mark text:string-value="výběr barvy" text:key1="Barvy"/>Vyberte barvu, zobrazené na obrázku <text:sequence-ref text:reference-format="value" text:ref-name="refFigure8">9</text:sequence-ref>. Vlevo, v tomto okně, můžeme barvu přímo zvolit, nebo vpravo zadat její číselné hodnoty RGB, CMYK nebo HSB (odstín, sytost, jas).</text:p>
      <text:p text:style-name="P27">Okno s barvami vlevo je přímo propojeno s číselnými poli vpravo, jejichž obsah se mění podle toho, jak v okně vlevo vybíráme barvy. Levá čast pole v dolní části okna ukazuje vybranou barvu, zatímco pravá původní barvu.</text:p>
      <text:p text:style-name="P37">Barvu upravíme podle potřeby a klepnutím na <text:span text:style-name="LOStrongEmphasis">OK</text:span> okno zavřeme. Nová barva se zobrazí v dolním z dvojice polí s náhledy barev v horní části okna vpravo, jak je znázorněno na obrázku <text:sequence-ref text:reference-format="value" text:ref-name="refFigure7">8</text:sequence-ref>. Do pole <text:span text:style-name="LOEmphasis">Název</text:span> zadáme název barvy a klepneme na tlačítko <text:span text:style-name="LOMenuPath">Přidat</text:span>. V tabulce barev se zobrazí nový čtvereček s právě přidanou barvou.</text:p>
      <text:p text:style-name="P28">Další možností jak definovat nebo měnit barvy je s pomocí stránky Barvy v dialogovém okně Oblast, kde lze také načítat a ukládat palety, což v tomto nastavení není možné. Dialogové okno Oblast otevřeme například tím, že v programu Calc nakreslíme objekt a použijeme jeho místní nabídku. Pokud v některém programu LibreOffice načteme paletu, je dostupná pouze v tomto programu; palety ostatních programů se nezmění.</text:p>
      <text:p text:style-name="P57"><text:soft-page-break/><draw:frame draw:style-name="fr2" draw:name="Frame26" text:anchor-type="as-char" svg:width="13.898cm" draw:z-index="23"><draw:text-box fo:min-height="9.229cm"><text:p text:style-name="P89"><draw:frame draw:style-name="fr19" draw:name="Image9" text:anchor-type="as-char" svg:width="13.898cm" svg:height="11.848cm" draw:z-index="25"><draw:image xlink:href="Pictures/1000020100000292000002310B4C60CAF30401B2.png" xlink:type="simple" xlink:show="embed" xlink:actuate="onLoad"/></draw:frame></text:p><text:p text:style-name="P89">Obrázek <text:sequence text:ref-name="refFigure8" text:name="Figure" text:formula="ooow:Figure+1" style:num-format="1">9</text:sequence>: Úprava barev</text:p></draw:text-box></draw:frame></text:p>
      <text:h text:style-name="P92" text:outline-level="2"><text:bookmark-start text:name="__RefHeading__136134_780470623"/><text:alphabetical-index-mark text:string-value="možnosti" text:key1="písmo"/><text:alphabetical-index-mark text:string-value="náhrady" text:key1="písmo"/>Možnosti písem<text:bookmark-end text:name="__RefHeading__136134_780470623"/></text:h>
      <text:p text:style-name="P22">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41007077893443" text:continue-list="list5346264621474450729" text:style-name="Heading_20_Note">
        <text:list-item>
          <text:p text:style-name="P112">Poznámka</text:p>
        </text:list-item>
      </text:list>
      <text:p text:style-name="P47">Toto nastavení <text:span text:style-name="LOStrongEmphasis">neovlivní</text:span> výchozí písmo. K tomu je třeba změnit výchozí šablonu, což je popsáno v kapitole 3.</text:p>
      <text:p text:style-name="Text_20_body">Na stránce <text:span text:style-name="LOEmphasis">LibreOffice – Písma</text:span>:</text:p>
      <text:list xml:id="list41006520406890" text:continue-list="list2026592475600873090" text:style-name="Numbering_20_1">
        <text:list-item text:start-value="1">
          <text:p text:style-name="Numbering_20_1">Zaškrtneme možnost <text:span text:style-name="LOMenuPath">Použít </text:span><text:alphabetical-index-mark text:string-value="tabulka náhrad (písmo)"/><text:alphabetical-index-mark text:string-value="tabulka náhrad" text:key1="písmo"/><text:span text:style-name="LOMenuPath">tabulku náhrad</text:span>.</text:p>
        </text:list-item>
        <text:list-item>
          <text:p text:style-name="Numbering_20_1">V poli <text:span text:style-name="LOMenuPath">Písmo</text:span> vybereme nebo zadáme název písma, které se má nahradit. (Pokud ho v systému nemáme, tak se v rozbalovacím seznamu nezobrazí, a proto je potřeba jeho název zadat.).</text:p>
        </text:list-item>
        <text:list-item>
          <text:p text:style-name="Numbering_20_1">V poli <text:span text:style-name="LOMenuPath">Nahradit za</text:span> vybereme vhodné písmo ze seznamu písem nainstalovaných na počítači.</text:p>
        </text:list-item>
        <text:list-item>
          <text:p text:style-name="P110">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Význam kombinací těchto nastavení je uveden v tabulce <text:sequence-ref text:reference-format="value" text:ref-name="refFigure0">1</text:sequence-ref>.</text:p>
        </text:list-item>
        <text:list-item>
          <text:p text:style-name="P109"><text:soft-page-break/>V dolní části okna můžeme změnit typ a velikost písma, kterým se zobrazuje zdrojový kód, například HTML nebo Basic (v makrech).</text:p>
        </text:list-item>
      </text:list>
      <text:p text:style-name="P55"><draw:frame draw:style-name="fr2" draw:name="Frame11" text:anchor-type="as-char" svg:width="14cm" draw:z-index="26"><draw:text-box fo:min-height="10.31cm"><text:p text:style-name="P89"><draw:frame draw:style-name="fr20" draw:name="Image23" text:anchor-type="as-char" svg:width="14cm" svg:height="9.74cm" draw:z-index="28"><draw:image xlink:href="Pictures/100002010000021D00000182544A2FCA040083B8.png" xlink:type="simple" xlink:show="embed" xlink:actuate="onLoad"/></draw:frame></text:p><text:p text:style-name="P89">Obrázek <text:sequence text:ref-name="refFigure9" text:name="Figure" text:formula="ooow:Figure+1" style:num-format="1">10</text:sequence>: Definování náhrady písma jiným písmem</text:p></draw:text-box></draw:frame></text:p>
      <text:p text:style-name="P89">Tabulka <text:sequence text:ref-name="refTable0" text:name="Table" text:formula="ooow:Table+1" style:num-format="1">1</text:sequence>. Význam nastavení náhrady písem</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73">Zaškrtávací pole Vždy</text:p>
            </table:table-cell>
            <table:table-cell table:style-name="Table7.A1" office:value-type="string">
              <text:p text:style-name="P73">Zaškrtávací pole Jen obrazovka</text:p>
            </table:table-cell>
            <table:table-cell table:style-name="Table7.A1" office:value-type="string">
              <text:p text:style-name="P73">Nahrazení</text:p>
            </table:table-cell>
          </table:table-row>
        </table:table-header-rows>
        <table:table-row table:style-name="Table7.1">
          <table:table-cell table:style-name="Table7.A4" office:value-type="string">
            <text:p text:style-name="P41">zaškrtnuto</text:p>
          </table:table-cell>
          <table:table-cell table:style-name="Table7.B4" office:value-type="string">
            <text:p text:style-name="P41">nezaškrtnuto</text:p>
          </table:table-cell>
          <table:table-cell table:style-name="Table7.C2" office:value-type="string">
            <text:p text:style-name="P41">Písmo se nahradí na obrazovce i při tisku, i když je písmo nainstalováno.</text:p>
          </table:table-cell>
        </table:table-row>
        <table:table-row table:style-name="Table7.1">
          <table:table-cell table:style-name="Table7.A4" office:value-type="string">
            <text:p text:style-name="P41">zaškrtnuto</text:p>
          </table:table-cell>
          <table:table-cell table:style-name="Table7.B4" office:value-type="string">
            <text:p text:style-name="P41">zaškrtnuto</text:p>
          </table:table-cell>
          <table:table-cell table:style-name="Table7.C3" office:value-type="string">
            <text:p text:style-name="P41">Písmo se nahradí jen na obrazovce, i když je nainstalováno.</text:p>
          </table:table-cell>
        </table:table-row>
        <table:table-row table:style-name="Table7.1">
          <table:table-cell table:style-name="Table7.A4" office:value-type="string">
            <text:p text:style-name="P41">nezaškrtnuto</text:p>
          </table:table-cell>
          <table:table-cell table:style-name="Table7.B4" office:value-type="string">
            <text:p text:style-name="P41">zaškrtnuto</text:p>
          </table:table-cell>
          <table:table-cell table:style-name="Table7.C4" office:value-type="string">
            <text:p text:style-name="P41">Písmo se nahradí jen na obrazovce, pokud není nainstalováno.</text:p>
          </table:table-cell>
        </table:table-row>
        <table:table-row table:style-name="Table7.1">
          <table:table-cell table:style-name="Table7.A5" office:value-type="string">
            <text:p text:style-name="P41">nezaškrtnuto</text:p>
          </table:table-cell>
          <table:table-cell table:style-name="Table7.B5" office:value-type="string">
            <text:p text:style-name="P41">nezaškrtnuto</text:p>
          </table:table-cell>
          <table:table-cell table:style-name="Table7.C5" office:value-type="string">
            <text:p text:style-name="P41">Písmo se nahradí na obrazovce i při tisku, pouze pokud není nainstalováno.</text:p>
          </table:table-cell>
        </table:table-row>
      </table:table>
      <text:h text:style-name="P92" text:outline-level="2"><text:bookmark-start text:name="__RefHeading__136136_780470623"/><text:alphabetical-index-mark text:string-value="možnosti zabezpečení"/>Možnosti zabezpečení<text:bookmark-end text:name="__RefHeading__136136_780470623"/></text:h>
      <text:p text:style-name="Text_20_body">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81">Možnosti zabezpečení a varování</text:p>
      <text:p text:style-name="P15">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21">Klepnutím na tlačítko <text:span text:style-name="LOMenuPath">Možnosti</text:span> otevřeme nové dialogové okno s dalšími volbami (obrázek <text:sequence-ref text:reference-format="value" text:ref-name="refFigure12">13</text:sequence-ref>). Více informací se nachází v části  “<text:bookmark-ref text:reference-format="text" text:ref-name="__RefHeading__3328_229261677">Možnosti zabezpečení a varování</text:bookmark-ref>” na stránce <text:bookmark-ref text:reference-format="page" text:ref-name="__RefHeading__3328_229261677">14</text:bookmark-ref>.</text:p>
      <text:p text:style-name="P57"><text:soft-page-break/><draw:frame draw:style-name="fr2" draw:name="Frame12" text:anchor-type="as-char" svg:width="14.843cm" draw:z-index="29"><draw:text-box fo:min-height="9.015cm"><text:p text:style-name="P89"><draw:frame draw:style-name="fr19" draw:name="Image10" text:anchor-type="as-char" svg:width="14.843cm" svg:height="9.107cm" draw:z-index="30"><draw:image xlink:href="Pictures/10000201000002A10000019DE5CDC44F58D80AA0.png" xlink:type="simple" xlink:show="embed" xlink:actuate="onLoad"/></draw:frame></text:p><text:p text:style-name="P89">Obrázek <text:sequence text:ref-name="refFigure10" text:name="Figure" text:formula="ooow:Figure+1" style:num-format="1">11</text:sequence>: Volba možností zabezpečení pro otevírání a ukládání dokumentů</text:p></draw:text-box></draw:frame></text:p>
      <text:p text:style-name="P76">Zabezpečení maker</text:p>
      <text:p text:style-name="Text_20_body_20_indent">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6">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41006475590497" text:continue-list="list41007077893443" text:style-name="Heading_20_Note">
        <text:list-item>
          <text:p text:style-name="P113">Poznámka</text:p>
        </text:list-item>
      </text:list>
      <text:p text:style-name="P50">Možnost Cesta pro certifikáty se zobrazí pouze v systémech Linux a Mac. V systému Windows používá LibreOffice k ukládání a načítání certifikátů výchozí umístění Windows.</text:p>
      <text:p text:style-name="P82">Hesla pro připojení k webu</text:p>
      <text:p text:style-name="P21">Můžeme zadat hlavní heslo, které umožní snadno přistupovat k webovým stránkám, které vyžadují uživatelské jméno a heslo. Pokud zaškrtneme možnost <text:span text:style-name="LOStrongEmphasis">Trvale uložit hesla pro webová spojení</text:span>, otevře se nové dialogové okno Nastavit hlavní heslo (obrázek <text:sequence-ref text:reference-format="value" text:ref-name="refFigure11">12</text:sequence-ref>). LibreOffice bude bezpečně ukládat všechna hesla, které použijeme pro přístup k souborům z webových serverů. Abychom hesla ze seznamu získali, je potřeba zadat hlavní heslo.</text:p>
      <text:p text:style-name="P58"><text:soft-page-break/><draw:frame draw:style-name="fr2" draw:name="Frame32" text:anchor-type="as-char" svg:width="10.663cm" draw:z-index="33"><draw:text-box fo:min-height="8.731cm"><text:p text:style-name="P89"><draw:frame draw:style-name="fr16" draw:name="Image25" text:anchor-type="as-char" svg:width="9.97cm" svg:height="8.259cm" draw:z-index="34"><draw:image xlink:href="Pictures/10000201000001BB0000016F6B355033BF751253.png" xlink:type="simple" xlink:show="embed" xlink:actuate="onLoad"/></draw:frame></text:p><text:p text:style-name="P89">Obrázek <text:sequence text:ref-name="refFigure11" text:name="Figure" text:formula="ooow:Figure+1" style:num-format="1">12 </text:sequence>: Dialogové okno pro nastavení hlavního hesla pro webová spojení</text:p></draw:text-box></draw:frame></text:p>
      <text:h text:style-name="P105" text:outline-level="3"><text:bookmark-start text:name="__RefHeading__3328_229261677"/>Možnosti zabezpečení a varování<text:bookmark-end text:name="__RefHeading__3328_229261677"/></text:h>
      <text:p text:style-name="P32">V okně Možnosti zabezpečení a varování můžeme upravit následující možnosti (obrázek <text:sequence-ref text:reference-format="value" text:ref-name="refFigure12">13</text:sequence-ref>):</text:p>
      <text:p text:style-name="P55"><draw:frame draw:style-name="fr5" draw:name="Frame13" text:anchor-type="as-char" svg:width="13.725cm" draw:z-index="35"><draw:text-box fo:min-height="8.1cm"><text:p text:style-name="P89"><draw:frame draw:style-name="fr16" draw:name="Image11" text:anchor-type="as-char" svg:width="13.725cm" svg:height="7.504cm" draw:z-index="37"><draw:image xlink:href="Pictures/100002010000024D000001424732A1BF539957D6.png" xlink:type="simple" xlink:show="embed" xlink:actuate="onLoad"/></draw:frame></text:p><text:p text:style-name="P89">Obrázek <text:sequence text:ref-name="refFigure12" text:name="Figure" text:formula="ooow:Figure+1" style:num-format="1">13 </text:sequence>: Dialogové okno Možnosti zabezpečení a varování</text:p></draw:text-box></draw:frame></text:p>
      <text:p text:style-name="P82"><text:alphabetical-index-mark text:string-value="odstranění osobních informací při ukládání"/>Odstranit při ukládání osobní informace</text:p>
      <text:p text:style-name="P16">Pokud zaškrtneme tuto možnost, při ukládání se z vlastností souboru vždy odstraní uživatelské údaje. Pokud tyto údaje chceme z určitých dokumentů odstranit ručně, zaškrtnutí této možnosti zrušíme.</text:p>
      <text:p text:style-name="P82"><text:alphabetical-index-mark-start text:id="IMark4972893960"/>Pro otevření hypertextových odkazů vyžadovat Ctrl-kliknutí<text:alphabetical-index-mark-end text:id="IMark4972893960"/></text:p>
      <text:p text:style-name="P7">Jako výchozí chování je v LibreOffice nastaveno, že pro otevírání odkazů je třeba použít kombinaci <text:span text:style-name="L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16">Účel ostatních položek v tomto okně by měl být jasný z jejich popisu.</text:p>
      <text:h text:style-name="P95" text:outline-level="2"><text:bookmark-start text:name="__RefHeading__136138_780470623"/><text:soft-page-break/><text:alphabetical-index-mark-start text:id="IMark4972893480" text:main-entry="true"/>Přizpůsobení<text:bookmark-end text:name="__RefHeading__136138_780470623"/><text:alphabetical-index-mark-end text:id="IMark4972893480"/></text:h>
      <text:p text:style-name="P22">Celkový vzhled programu LibreOffice můžeme upravit pomocí motivů vzhledu určených pro prohlížeč Mozilla Firefox.</text:p>
      <text:p text:style-name="P37">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ikneme na <text:span text:style-name="LOMenuPath">Vyhledat</text:span> a počkáme, dokud se nenačtou náhledy. Jeden vybereme a klepneme na tlačítko <text:span text:style-name="LOMenuPath">OK</text:span> pro jeho použítí. Po chvíli se vzhled LibreOffice změní. Příklad je zobrazen na obrázku <text:sequence-ref text:reference-format="value" text:ref-name="refFigure14">15</text:sequence-ref>. Podrobnosti o motivech vzhledu jsou uvedeny na webových stránkách: <text:a xlink:type="simple" xlink:href="http://www.getpersonas.com/" text:style-name="Internet_20_link" text:visited-style-name="Visited_20_Internet_20_Link">http</text:a><text:a xlink:type="simple" xlink:href="http://www.getpersonas.com/" text:style-name="Internet_20_link" text:visited-style-name="Visited_20_Internet_20_Link">s</text:a><text:a xlink:type="simple" xlink:href="http://www.getpersonas.com/" text:style-name="Internet_20_link" text:visited-style-name="Visited_20_Internet_20_Link">://www.</text:a><text:a xlink:type="simple" xlink:href="https://addons.mozilla.org/en-US/firefox/themes/" text:style-name="Internet_20_link" text:visited-style-name="Visited_20_Internet_20_Link">https://addons.mozilla.org/en-US/firefox/themes/</text:a></text:p>
      <text:p text:style-name="P58"><draw:frame draw:style-name="fr5" draw:name="Frame34" text:anchor-type="as-char" svg:width="15.24cm" draw:z-index="38"><draw:text-box fo:min-height="12.638cm"><text:p text:style-name="P89"><draw:frame draw:style-name="fr12" draw:name="Image12" text:anchor-type="as-char" svg:width="15.24cm" svg:height="11.913cm" draw:z-index="40"><draw:image xlink:href="Pictures/100002010000029C0000025DC1C4DAA4ED576E66.png" xlink:type="simple" xlink:show="embed" xlink:actuate="onLoad"/></draw:frame></text:p><text:p text:style-name="P89">Obrázek <text:sequence text:ref-name="refFigure13" text:name="Figure" text:formula="ooow:Figure+1" style:num-format="1">14</text:sequence>: Dialogová okna přizpůsobení</text:p></draw:text-box></draw:frame></text:p>
      <text:p text:style-name="P55"><draw:frame draw:style-name="fr2" draw:name="Frame33" text:anchor-type="as-char" svg:width="16.979cm" draw:z-index="41"><draw:text-box fo:min-height="2.175cm"><text:p text:style-name="P89"><draw:frame draw:style-name="fr21" draw:name="Image26" text:anchor-type="as-char" svg:width="14.612cm" style:rel-width="100%" svg:height="1.304cm" style:rel-height="scale" draw:z-index="42"><draw:image xlink:href="Pictures/100002010000035F0000004D26788C5D9530D4A3.png" xlink:type="simple" xlink:show="embed" xlink:actuate="onLoad"/></draw:frame></text:p><text:p text:style-name="P89">Obrázek <text:sequence text:ref-name="refFigure14" text:name="Figure" text:formula="ooow:Figure+1" style:num-format="1">15</text:sequence>: Ukázka motivu vzhledu</text:p></draw:text-box></draw:frame></text:p>
      <text:h text:style-name="P92" text:outline-level="2"><text:bookmark-start text:name="__RefHeading__5582_1514335525"/><text:alphabetical-index-mark text:string-value="barvy aplikací"/>Barvy aplikací<text:bookmark-end text:name="__RefHeading__5582_1514335525"/></text:h>
      <text:p text:style-name="P22">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37">Na stránce <text:span text:style-name="LOEmphasis">LibreOffice – Barvy aplikací</text:span> (obrázek <text:sequence-ref text:reference-format="value" text:ref-name="refFigure15">16</text:sequence-ref>) můžeme určit, jaké položky se budou zobrazovat a jaké barvy pro ně budou použity.</text:p>
      <text:list xml:id="list1335920114" text:style-name="List_20_1">
        <text:list-item>
          <text:p text:style-name="P100">Chceme-li zobrazit nebo skrýt prvky jako například <text:alphabetical-index-mark text:string-value="hranice textu (zobrazit/skrýt)"/>hranice textu, zaškrtneme nebo zrušíme zaškrtnutí pole vedle názvu prvku.</text:p>
        </text:list-item>
        <text:list-item>
          <text:p text:style-name="List_20_1"><text:soft-page-break/>Chceme-li změnit výchozí barvy prvků, klepneme na šipku dolů ve sloupci <text:span text:style-name="LOEmphasis">Nastavení barev</text:span> vedle názvu prvku a vybereme barvu z seznamu. Seznam dostupných barev lze změnit postupem, který je popsán v části „<text:bookmark-ref text:reference-format="text" text:ref-name="__RefHeading__136132_780470623">Možnosti barev</text:bookmark-ref>“ na stránce <text:bookmark-ref text:reference-format="page" text:ref-name="__RefHeading__136132_780470623">10</text:bookmark-ref>.</text:p>
        </text:list-item>
        <text:list-item>
          <text:p text:style-name="List_20_1">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P55"><draw:frame draw:style-name="fr2" draw:name="Frame14" text:anchor-type="as-char" svg:width="13.494cm" draw:z-index="45"><draw:text-box fo:min-height="8.742cm"><text:p text:style-name="P89"><draw:frame draw:style-name="fr16" draw:name="graphics13" text:anchor-type="as-char" svg:width="13.494cm" svg:height="8.229cm" draw:z-index="46"><draw:image xlink:href="Pictures/10000000000001FE00000137D6B591E05E5206D0.png" xlink:type="simple" xlink:show="embed" xlink:actuate="onLoad"/></draw:frame></text:p><text:p text:style-name="P89">Obrázek <text:sequence text:ref-name="refFigure15" text:name="Figure" text:formula="ooow:Figure+1" style:num-format="1">16 </text:sequence>: Zobrazení a skrytí hranic textu, objektů a tabulek</text:p></draw:text-box></draw:frame></text:p>
      <text:h text:style-name="P92" text:outline-level="2"><text:bookmark-start text:name="__RefHeading__136140_780470623"/><text:alphabetical-index-mark text:string-value="možnosti zpřístupnění"/>Možnosti zpřístupnění<text:bookmark-end text:name="__RefHeading__136140_780470623"/></text:h>
      <text:p text:style-name="P22">Mezi možnosti zpřístupnění patří povolení animovaných obrázků a textu, doba zobrazování tipů nápovědy, nastavení vysokého kontrastu obrazovky a změna písma uživatelského rozhraní programu LibreOffice.</text:p>
      <text:p text:style-name="Text_20_body">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22">Vybereme nebo zrušíme výběr možností podle potřeby.</text:p>
      <text:p text:style-name="P55"><draw:frame draw:style-name="fr2" draw:name="Frame15" text:anchor-type="as-char" svg:width="14.288cm" draw:z-index="47"><draw:text-box fo:min-height="7.557cm"><text:p text:style-name="P89"><draw:frame draw:style-name="fr22" draw:name="graphics15" text:anchor-type="as-char" svg:width="14.288cm" svg:height="7.001cm" draw:z-index="48"><draw:image xlink:href="Pictures/100000000000021C000001260BCB397319E9D85A.png" xlink:type="simple" xlink:show="embed" xlink:actuate="onLoad"/></draw:frame></text:p><text:p text:style-name="P89">Obrázek <text:sequence text:ref-name="refFigure16" text:name="Figure" text:formula="ooow:Figure+1" style:num-format="1">17</text:sequence>: Volba možností zpřístupnění</text:p></draw:text-box></draw:frame></text:p>
      <text:h text:style-name="P92" text:outline-level="2"><text:bookmark-start text:name="__RefHeading__136142_780470623"/><text:soft-page-break/><text:alphabetical-index-mark text:string-value="Pokročilé možnosti" text:main-entry="true"/>Pokročilé možnosti<text:bookmark-end text:name="__RefHeading__136142_780470623"/></text:h>
      <text:p text:style-name="P76">Možnosti jazyka Java</text:p>
      <text:p text:style-name="Text_20_body_20_indent">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41006508962335" text:continue-list="list41006475590497" text:style-name="Heading_20_Note">
        <text:list-item>
          <text:p text:style-name="P111">Poznámka</text:p>
        </text:list-item>
      </text:list>
      <text:p text:style-name="Text_20_Note">LibreOffice potřebuje aplikaci Java ke spuštění několika průvodců (jako třeba <text:span text:style-name="LOMenuPath">Soubor &gt; Průvodci &gt; Dopis</text:span><text:span text:style-name="T8">) <text:s/>a také pro spuštění databáze s interním jádrem HSQLDB.</text:span></text:p>
      <text:p text:style-name="P55"><draw:frame draw:style-name="fr2" draw:name="Frame16" text:anchor-type="as-char" svg:width="13.667cm" draw:z-index="49"><draw:text-box fo:min-height="9.481cm"><text:p text:style-name="P89"><draw:frame draw:style-name="fr19" draw:name="Image27" text:anchor-type="as-char" svg:width="13.667cm" svg:height="9.021cm" draw:z-index="50"><draw:image xlink:href="Pictures/100000000000029C000001B99E0B418AC0169108.png" xlink:type="simple" xlink:show="embed" xlink:actuate="onLoad"/></draw:frame></text:p><text:p text:style-name="P89">Obrázek <text:sequence text:ref-name="refFigure17" text:name="Figure" text:formula="ooow:Figure+1" style:num-format="1">18 </text:sequence>: Volba běhového prostředí jazyka Java</text:p></draw:text-box></draw:frame></text:p>
      <text:p text:style-name="P17">Administrátoři, programátoři nebo jiné osoby, které přizpůsobují instalaci JRE, mohou použít tlačítka Parametry a Cesta ke třídám, kde mohou zadat další informace.</text:p>
      <text:p text:style-name="P17">Pokud je seznam ve středu stránky prázdný, je třeba chvíli počkat, dokud LibreOffice JRE na disku nenajde.</text:p>
      <text:p text:style-name="P6">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86">Volitelné (nestabilní) možnosti</text:p>
      <text:p text:style-name="P76">Povolit <text:alphabetical-index-mark text:string-value="experimentální funkce" text:key1="Pokročilé"/>experimentální funkce</text:p>
      <text:p text:style-name="P9">Zaškrtnutím této možnosti povolíme funkce, jejichž vývoj ještě není ukončen nebo obsahují chyby. Seznam těchto vlastností se pro různé verze liší.</text:p>
      <text:p text:style-name="P76"><text:alphabetical-index-mark text:string-value="záznam maker" text:key1="Pokročilé"/>Povolit záznam maker (omezená funkčnost)</text:p>
      <text:p text:style-name="P9">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76"><text:soft-page-break/>Expertní nastavení</text:p>
      <text:p text:style-name="Text_20_body_20_indent">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1101481116239594922" text:style-name="Heading_20_Caution">
        <text:list-item>
          <text:p text:style-name="P97">Upozornění</text:p>
        </text:list-item>
      </text:list>
      <text:p text:style-name="P51">Dialogové okno Expertní nastavení umožní přístup, úpravy a ukládání předvoleb konfigurace, které mohou učinit uživatelský profil LibreOffice nestabilní, nekonzistentní či dokonce nepoužitelný.</text:p>
      <text:h text:style-name="P92" text:outline-level="2"><text:bookmark-start text:name="__RefHeading__34770_129573012"/>Možnosti Basic IDE<text:bookmark-end text:name="__RefHeading__34770_129573012"/></text:h>
      <text:p text:style-name="Text_20_body">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55"><text:s/><draw:frame draw:style-name="fr2" draw:name="Frame30" text:anchor-type="as-char" svg:width="6.879cm" draw:z-index="24"><draw:text-box fo:min-height="7.103cm"><text:p text:style-name="P89"><draw:frame draw:style-name="fr23" draw:name="Image28" text:anchor-type="as-char" svg:width="6.879cm" svg:height="6.548cm" draw:z-index="27"><draw:image xlink:href="Pictures/10000000000001EB000001192F495E6D26629F06.png" xlink:type="simple" xlink:show="embed" xlink:actuate="onLoad"/></draw:frame></text:p><text:p text:style-name="P89">Obrázek <text:sequence text:ref-name="refFigure18" text:name="Figure" text:formula="ooow:Figure+1" style:num-format="1">19</text:sequence>: Dialogové okno Možnosti Basic IDE</text:p></draw:text-box></draw:frame></text:p>
      <text:h text:style-name="P92" text:outline-level="2"><text:bookmark-start text:name="__RefHeading__23840_519196086"/>Možnosti online aktualizace<text:bookmark-end text:name="__RefHeading__23840_519196086"/></text:h>
      <text:p text:style-name="P37">Na stránce <text:span text:style-name="LOEmphasis">LibreOffice – Online aktualizace</text:span> (obrázek <text:sequence-ref text:reference-format="value" text:ref-name="refFigure19">20</text:sequence-ref>) můžeme zvolit, zda a jak často má na webových stránkách LibreOffice kontrolovat dostupnost aktualizace programu.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34">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35">Pokud zaškrtneme možnost <text:span text:style-name="LOMenuPath">Odesílat stručné informace o verzi operačního systému a hardwaru</text:span>, informace o architektuře počítače a operačním systému bude odeslána na server pro sběr statistik.</text:p>
      <text:p text:style-name="P55"><text:soft-page-break/><draw:frame draw:style-name="fr6" draw:name="Frame7" text:anchor-type="as-char" svg:width="11cm" draw:z-index="31"><draw:text-box fo:min-height="9.125cm"><text:p text:style-name="P89"><draw:frame draw:style-name="fr11" draw:name="Image18" text:anchor-type="as-char" svg:width="11cm" svg:height="8.64cm" draw:z-index="32"><draw:image xlink:href="Pictures/10000000000001D6000001B9592DFAC23EA91BDE.png" xlink:type="simple" xlink:show="embed" xlink:actuate="onLoad"/></draw:frame></text:p><text:p text:style-name="P89">Obrázek <text:sequence text:ref-name="refFigure19" text:name="Figure" text:formula="ooow:Figure+1" style:num-format="1">20</text:sequence>: Možnosti online aktualizace</text:p></draw:text-box></draw:frame></text:p>
      <text:h text:style-name="P92" text:outline-level="2"><text:bookmark-start text:name="__RefHeading___Toc25315_687030175"/>Možnosti OpenCL<text:bookmark-end text:name="__RefHeading___Toc25315_687030175"/></text:h>
      <text:p text:style-name="P29">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76">Možnosti OpenCL - Povolit použití softwarového interpreta (i když není OpenCL dostupné)</text:p>
      <text:p text:style-name="P18">Pokud toto políčko zaškrtneme, LibreOffice napodobí OpenCL v případě, že ovladač grafické karty OpenCL nepodporuje.</text:p>
      <text:p text:style-name="P76">Povolit použití OpenCL</text:p>
      <text:p text:style-name="P8">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55"><draw:frame draw:style-name="fr7" draw:name="Frame3" text:anchor-type="as-char" svg:width="11.49cm" draw:z-index="36"><draw:text-box fo:min-height="7.442cm"><text:p text:style-name="P89"><draw:frame draw:style-name="fr20" draw:name="Image19" text:anchor-type="as-char" svg:width="11.49cm" svg:height="7.442cm" style:rel-height="scale" draw:z-index="39"><draw:image xlink:href="Pictures/1000020100000243000001770F9011FB049EA215.png" xlink:type="simple" xlink:show="embed" xlink:actuate="onLoad"/></draw:frame><text:line-break/>Obrázek <text:sequence text:ref-name="refFigure20" text:name="Figure" text:formula="ooow:Figure+1" style:num-format="1">21</text:sequence>: Možnosti OpenCL</text:p></draw:text-box></draw:frame></text:p>
      <text:h text:style-name="P114" text:outline-level="1"><text:bookmark-start text:name="__RefHeading__136148_780470623"/><text:soft-page-break/>Volba možností načítání a ukládání<text:bookmark-end text:name="__RefHeading__136148_780470623"/></text:h>
      <text:p text:style-name="P22">Možnosti načítání a ukládání můžeme nastavit tak, aby vyhovovaly našemu způsobu práce.</text:p>
      <text:p text:style-name="Text_20_body">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92" text:outline-level="2"><text:bookmark-start text:name="__RefHeading__136150_780470623"/>Obecné<text:bookmark-end text:name="__RefHeading__136150_780470623"/></text:h>
      <text:p text:style-name="Text_20_body">Většina možností na stránce <text:span text:style-name="LOEmphasis">Načítání/ukládání - Obecné</text:span> je uživatelům jiných kancelářských balíků známá. Níže jsou proto popsány pouze některé položky.</text:p>
      <text:p text:style-name="P55"><draw:frame draw:style-name="fr2" draw:name="Frame8" text:anchor-type="as-char" svg:width="10.5cm" draw:z-index="43"><draw:text-box fo:min-height="8.25cm"><text:p text:style-name="P89"><draw:frame draw:style-name="fr24" draw:name="Image29" text:anchor-type="as-char" svg:y="-7.712cm" svg:width="10.5cm" svg:height="7.65cm" draw:z-index="44"><draw:image xlink:href="Pictures/10000000000001DC000001C88734867C8A579949.png" xlink:type="simple" xlink:show="embed" xlink:actuate="onLoad"/></draw:frame></text:p><text:p text:style-name="P89">Obrázek <text:sequence text:ref-name="refFigure21" text:name="Figure" text:formula="ooow:Figure+1" style:num-format="1">22</text:sequence>: Volba možností načítání a ukládání</text:p></draw:text-box></draw:frame></text:p>
      <text:p text:style-name="P76"><text:alphabetical-index-mark text:string-value="nastavení specifická pro uživatele"/>S dokumentem načíst nastavení specifická pro uživatele</text:p>
      <text:p text:style-name="P9">Některá nastavení dokumentů LibreOffice se načtou ze systémových nastavení uživatele. Pokud uložíme dokument, tato nastavení se uloží spolu s ním.</text:p>
      <text:p text:style-name="P9">Zaškrtneme-li tuto možnost, při načítání dokumentů bude nastavení uložené v dokumentu ignorováno a upřednostní se nastavení z operačního systému.</text:p>
      <text:p text:style-name="P68">Některá nastavení se však načítají ze systému, i když tato možnost není zaškrtnuta:</text:p>
      <text:list xml:id="list41008442578373" text:continue-list="list4559527908116532325" text:style-name="List_20_1">
        <text:list-item>
          <text:p text:style-name="P102">nastavení dostupná v <text:span text:style-name="LOMenuPath">Soubor &gt; Tisk &gt; Možnosti</text:span></text:p>
        </text:list-item>
        <text:list-item>
          <text:p text:style-name="P104">název faxu</text:p>
        </text:list-item>
        <text:list-item>
          <text:p text:style-name="P104">nastavení vzdálenosti odstavců od textových tabulek</text:p>
        </text:list-item>
        <text:list-item>
          <text:p text:style-name="P104">nastavení automatické aktualizace odkazů, funkčních polí nebo grafů</text:p>
        </text:list-item>
        <text:list-item>
          <text:p text:style-name="P104">nastavení pro práci s asijskými typy písma.</text:p>
        </text:list-item>
      </text:list>
      <text:p text:style-name="P67">Následující nastavení se naopak <text:span text:style-name="LOStrongEmphasis">vždy</text:span> načte z dokumentu, i když je tato možnost zaškrtnuta:</text:p>
      <text:list xml:id="list41006580097890" text:continue-numbering="true" text:style-name="List_20_1">
        <text:list-item>
          <text:p text:style-name="P104">zdroj dat připojený k dokumentu a jeho zobrazení.</text:p>
        </text:list-item>
      </text:list>
      <text:p text:style-name="P9">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6"><text:alphabetical-index-mark text:string-value="nastavení tiskárny"/>S dokumentem načíst nastavení tiskárny</text:p>
      <text:p text:style-name="P9">Je-li tato možnost povolena, použije se nastavení tiskárny z dokumentu. Pokud takto načtené nastavení nezměníme v dialogovém okně Tisk, může se stát, že se dokument vytiskne na vzdálené tiskárně. Pokud je tato možnost zakázána, <text:soft-page-break/>dokument se vytiskne na standardně používané tiskárně. S dokumentem se uloží nastavení aktuální tiskárny bez ohledu na to, zda je možnost zaškrtnuta.</text:p>
      <text:p text:style-name="P76"><text:alphabetical-index-mark text:string-value="ukládání informací pro automatické obnovení"/>Informace pro automatické obnovení uložit každých __ min</text:p>
      <text:p text:style-name="P9">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6"><text:alphabetical-index-mark text:string-value="úprava vlastností dokumentu před uložením"/>Před uložením upravit vlastnosti dokumentu</text:p>
      <text:p text:style-name="Text_20_body_20_indent">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6">Vždy vytvořit záložní kopii</text:p>
      <text:p text:style-name="P9">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6"><text:alphabetical-index-mark text:string-value="relativní ukládání URL"/>URL ukládat relativně k systému souborů / Internetu</text:p>
      <text:p text:style-name="P9">Zaškrtnutím těchto možností určíme, že se URL odkazy na soubory v systému nebo na internetu mají ukládat jako relativní. Relativní adresy jsou možné pouze tehdy, je-li zdrojový a odkazovaný dokument na stejném disku.</text:p>
      <text:p text:style-name="P9">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73">Příklady</text:p>
            </table:table-cell>
            <table:table-cell table:style-name="Table9.A1" office:value-type="string">
              <text:p text:style-name="P73">Souborový systém</text:p>
            </table:table-cell>
            <table:table-cell table:style-name="Table9.A1" office:value-type="string">
              <text:p text:style-name="P73">Internet</text:p>
            </table:table-cell>
          </table:table-row>
        </table:table-header-rows>
        <table:table-row table:style-name="Table9.1">
          <table:table-cell table:style-name="Table9.A2" office:value-type="string">
            <text:p text:style-name="P41">relativní</text:p>
          </table:table-cell>
          <table:table-cell table:style-name="Table9.B2" office:value-type="string">
            <text:p text:style-name="P41">../obrazky/obr.jpg</text:p>
          </table:table-cell>
          <table:table-cell table:style-name="Table9.C2" office:value-type="string">
            <text:p text:style-name="P41">../obrazky/obr.jpg</text:p>
          </table:table-cell>
        </table:table-row>
        <table:table-row table:style-name="Table9.1">
          <table:table-cell table:style-name="Table9.A3" office:value-type="string">
            <text:p text:style-name="P41">absolutní</text:p>
          </table:table-cell>
          <table:table-cell table:style-name="Table9.B3" office:value-type="string">
            <text:p text:style-name="P41">file:///c|/pracovni/obrazky/obr.jpg</text:p>
          </table:table-cell>
          <table:table-cell table:style-name="Table9.C3" office:value-type="string">
            <text:p text:style-name="P41">http://mujserver.cz/pracovni/obrazky/obr.jpg</text:p>
          </table:table-cell>
        </table:table-row>
      </table:table>
      <text:p text:style-name="P9">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9">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6"><text:alphabetical-index-mark text:string-value="výchozí formát souborů"/>Výchozí formát souborů a nastavení ODF</text:p>
      <text:p text:style-name="Text_20_body_20_indent"><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Text_20_body_20_indent"><text:span text:style-name="LOStrongEmphasis">Typ dokumentu. </text:span>Pokud si běžně vyměňujeme dokumenty s uživateli balíku Microsoft Office, může být vhodné nastavit pro dokumenty volbu <text:alphabetical-index-mark text:string-value="Vždy ukládat jako" text:key1="Načítání/ukládání"/><text:span text:style-name="LOMenuPath">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92" text:outline-level="2"><text:bookmark-start text:name="__RefHeading__48048_472912510"/><text:soft-page-break/>Vlastnosti VBA<text:bookmark-end text:name="__RefHeading__48048_472912510"/></text:h>
      <text:p text:style-name="Text_20_body">Na stránce <text:span text:style-name="LOEmphasis">Vlastnosti VBA</text:span> můžeme nastavit, zda se mají v dokumentech Microsoft Office, které otevíráme v LibreOffice, zachovat makra.</text:p>
      <text:p text:style-name="P55"><draw:frame draw:style-name="fr2" draw:name="Frame19" text:anchor-type="as-char" svg:width="8.594cm" draw:z-index="51"><draw:text-box fo:min-height="7.639cm"><text:p text:style-name="P89"><draw:frame draw:style-name="fr12" draw:name="graphics20" text:anchor-type="as-char" svg:width="5.89cm" svg:height="7.056cm" draw:z-index="52"><draw:image xlink:href="Pictures/100000000000012F0000016B09A433172AEBA2ED.png" xlink:type="simple" xlink:show="embed" xlink:actuate="onLoad"/></draw:frame></text:p><text:p text:style-name="P89">Obrázek <text:sequence text:ref-name="refFigure22" text:name="Figure" text:formula="ooow:Figure+1" style:num-format="1">23</text:sequence>: Volba vlastností pro načítání a ukládání VBA</text:p></draw:text-box></draw:frame></text:p>
      <text:p text:style-name="Text_20_body">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Text_20_body">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Text_20_body">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Text_20_body">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Text_20_body">Chceme-li si být jisti, že jsme odstranili možné makroviry z dokumentu Microsoft Office, zaškrtnutí <text:span text:style-name="LOMenuPath">Uložit původní kód Basic</text:span> zrušíme. Dokument bude uložen bez kódu jazyka Microsoft Basic.</text:p>
      <text:h text:style-name="P92" text:outline-level="2"><text:bookmark-start text:name="__RefHeading__136154_780470623"/><text:alphabetical-index-mark text:string-value="převod souborů Microsoft Office"/>Microsoft Office<text:bookmark-end text:name="__RefHeading__136154_780470623"/></text:h>
      <text:p text:style-name="P37">Na stránce <text:span text:style-name="LOEmphasis">Načítání/ukládání - Microsoft Office</text:span> (stránka <text:sequence-ref text:reference-format="value" text:ref-name="refFigure23">24</text:sequence-ref>), můžeme nastavit, co se má provést při importování a exportování objektů OLE Microsoft Office (připojené či vložené objekty nebo dokumenty, například sešity a rovnice).</text:p>
      <text:p text:style-name="P22">Pokud zaškrtneme možnost [L], Objekty OLE Microsoft se při načítání dokumentu formátu Microsoftu převedou na odpovídající objekty OLE LibreOffice („L“ značí „load“, anglicky „načíst“).</text:p>
      <text:p text:style-name="P22">Pokud zaškrtneme možnost [S], objekty OLE LibreOffice se při ukládání dokumentu formátu Microsoft převedou na odpovídající objekty OLE Microsoft („S“ značí „save“, anglicky „uložit“).</text:p>
      <text:h text:style-name="P96" text:outline-level="2"><text:bookmark-start text:name="__RefHeading___Toc28020_687030175"/><text:alphabetical-index-mark-start text:id="IMark4972892616"/>HTML kompatibilita<text:bookmark-end text:name="__RefHeading___Toc28020_687030175"/><text:alphabetical-index-mark-end text:id="IMark4972892616"/></text:h>
      <text:p text:style-name="P37">Nastavení na stránce <text:span text:style-name="LOEmphasis">Načítání/ukládání - HTML kompatibilita</text:span> (stránka <text:sequence-ref text:reference-format="value" text:ref-name="refFigure24">25</text:sequence-ref>) ovlivňuje, jak jsou do LibreOffice importovány a z LibreOffice exportovány HTML stránky. Více informací se nachází v nápovědě programu pod heslem <text:span text:style-name="LOEmphasis">HTML dokumenty; import/export</text:span>.</text:p>
      <text:p text:style-name="P83"><text:soft-page-break/>Velikosti písma</text:p>
      <text:p text:style-name="P19">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5"><draw:frame draw:style-name="fr2" draw:name="Frame20" text:anchor-type="as-char" svg:width="11.1cm" draw:z-index="53"><draw:text-box fo:min-height="8.546cm"><text:p text:style-name="P89"><draw:frame draw:style-name="fr25" draw:name="Image13" text:anchor-type="as-char" svg:width="11.1cm" svg:height="7.999cm" draw:z-index="54"><draw:image xlink:href="Pictures/10000201000001E60000017226BE7D22148CA115.png" xlink:type="simple" xlink:show="embed" xlink:actuate="onLoad"/></draw:frame></text:p><text:p text:style-name="P89">Obrázek <text:sequence text:ref-name="refFigure23" text:name="Figure" text:formula="ooow:Figure+1" style:num-format="1">24</text:sequence>: Volba možností pro načítání a ukládání dokumentů Microsoft Office</text:p></draw:text-box></draw:frame></text:p>
      <text:p text:style-name="P55"><draw:frame draw:style-name="fr8" draw:name="Frame25" text:anchor-type="as-char" svg:width="13.944cm" draw:z-index="55"><draw:text-box fo:min-height="7.969cm"><text:p text:style-name="P89"><draw:frame draw:style-name="fr26" draw:name="Image1" text:anchor-type="as-char" svg:width="13.944cm" svg:height="7.355cm" draw:z-index="56"><draw:image xlink:href="Pictures/100000000000020F0000012B1C9A20E319E44782.png" xlink:type="simple" xlink:show="embed" xlink:actuate="onLoad"/></draw:frame></text:p><text:p text:style-name="P89">Obrázek <text:sequence text:ref-name="refFigure24" text:name="Figure" text:formula="ooow:Figure+1" style:num-format="1">25</text:sequence> Volba možností HTML kompatibility</text:p></draw:text-box></draw:frame></text:p>
      <text:p text:style-name="P76">Import – Použít pro čísla nastavení 'Angličtina (USA)'</text:p>
      <text:p text:style-name="Text_20_body_20_indent"><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6">Importovat - Importovat neznámé HTML značky jako pole</text:p>
      <text:p text:style-name="P9">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6"><text:soft-page-break/>Import – Ignorovat nastavení písem</text:p>
      <text:p text:style-name="P9">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Budou použita písma, která jsou definována ve stylu stránky HTML.</text:p>
      <text:p text:style-name="P76">Export</text:p>
      <text:p text:style-name="Text_20_body_20_indent">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6">Export – LibreOffice Basic</text:p>
      <text:p text:style-name="Text_20_body_20_indent">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Text_20_body_20_indent">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6">Export – Zobrazit varování</text:p>
      <text:p text:style-name="Text_20_body_20_indent">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6">Export – Rozvržení tisku</text:p>
      <text:p text:style-name="P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6">Export – Kopírovat lokální obrázky na Internet</text:p>
      <text:p text:style-name="P9">Pokud tuto možnost zaškrtneme, při nahrávání dokumentu na internetový server pomocí FTP se automaticky nahrají také obrázky vložené do dokumentu.</text:p>
      <text:p text:style-name="P76">Export – Znaková sada</text:p>
      <text:p text:style-name="P9">Vybereme příslušnou znakovou sadu pro export.</text:p>
      <text:h text:style-name="P114" text:outline-level="1"><text:bookmark-start text:name="__RefHeading__136158_780470623"/><text:alphabetical-index-mark text:string-value="jazyková nastavení"/>Volba jazykových nastavení<text:bookmark-end text:name="__RefHeading__136158_780470623"/></text:h>
      <text:p text:style-name="P22">Z hlediska jazykového nastavení můžeme balík LibreOffice přizpůsobit následovně:</text:p>
      <text:list xml:id="list508210423" text:style-name="List_20_1">
        <text:list-item text:start-value="1">
          <text:p text:style-name="P100">Instalací požadovaných slovníků</text:p>
        </text:list-item>
        <text:list-item>
          <text:p text:style-name="P100">Změnou některých místních a jazykových nastavení</text:p>
        </text:list-item>
        <text:list-item>
          <text:p text:style-name="P100">Volba možností kontroly pravopisu</text:p>
        </text:list-item>
      </text:list>
      <text:h text:style-name="P92" text:outline-level="2"><text:bookmark-start text:name="__RefHeading__136160_780470623"/>Instalace požadovaných <text:alphabetical-index-mark text:string-value="slovníky, instalování"/>slovníků<text:bookmark-end text:name="__RefHeading__136160_780470623"/></text:h>
      <text:p text:style-name="Text_20_body">Při instalaci LibreOffice se automaticky nainstaluje také několik slovníků.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92" text:outline-level="2"><text:bookmark-start text:name="__RefHeading__136162_780470623"/>Změna některých <text:alphabetical-index-mark text:string-value="místní nastavení"/>místních a jazykových nastavení<text:bookmark-end text:name="__RefHeading__136162_780470623"/></text:h>
      <text:p text:style-name="P22">Podrobnosti místního a jazykového nastavení LibreOffice můžeme nastavit pro všechny dokumenty, nebo pouze pro některé typy.</text:p>
      <text:p text:style-name="P37"><text:soft-page-break/>V dialogovém okně Možnosti zobrazíme seznam položek klepnutím na znaménko plus nebo trojúhelník vedle položky <text:span text:style-name="LOMenuPath">Jazyková nastavení</text:span>. Počet položek seznamu závisí na nastavení <text:span text:style-name="LOEmphasis">Rozšířená podpora jazyků</text:span> (obrázek <text:sequence-ref text:reference-format="value" text:ref-name="refFigure26">27</text:sequence-ref>).</text:p>
      <text:p text:style-name="P55"><draw:frame draw:style-name="fr2" draw:name="Frame21" text:anchor-type="as-char" svg:width="10.848cm" draw:z-index="57"><draw:text-box fo:min-height="5.14cm"><text:p text:style-name="P89"><draw:frame draw:style-name="fr27" draw:name="Image17" text:anchor-type="paragraph" svg:x="5.422cm" svg:y="0cm" svg:width="5.424cm" svg:height="4.209cm" draw:z-index="58"><draw:image xlink:href="Pictures/10000000000000CD000000C8F02179A190E2AD9B.png" xlink:type="simple" xlink:show="embed" xlink:actuate="onLoad"/></draw:frame><draw:frame draw:style-name="fr27" draw:name="Image4" text:anchor-type="paragraph" svg:x="0cm" svg:y="0cm" svg:width="5.424cm" svg:height="4.209cm" draw:z-index="59"><draw:image xlink:href="Pictures/10000000000000CD000000C8341AA195B419EE00.png" xlink:type="simple" xlink:show="embed" xlink:actuate="onLoad"/></draw:frame>Obrázek <text:sequence text:ref-name="refFigure25" text:name="Figure" text:formula="ooow:Figure+1" style:num-format="1">26</text:sequence>: Jazykové možnosti LibreOffice bez povolených a s povolenou podporou pro asijské jazyky a pro jazyky s komplexním rozvržením textu</text:p></draw:text-box></draw:frame></text:p>
      <text:p text:style-name="P60">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55"><draw:frame draw:style-name="fr2" draw:name="Frame22" text:anchor-type="as-char" svg:width="13.196cm" draw:z-index="60"><draw:text-box fo:min-height="9.026cm"><text:p text:style-name="P89"><draw:frame draw:style-name="fr19" draw:name="Image8" text:anchor-type="as-char" svg:width="13.196cm" svg:height="8.573cm" draw:z-index="61"><draw:image xlink:href="Pictures/100000000000029F000001B4A9C0319B84F5E8CA.png" xlink:type="simple" xlink:show="embed" xlink:actuate="onLoad"/></draw:frame></text:p><text:p text:style-name="P89">Obrázek <text:sequence text:ref-name="refFigure26" text:name="Figure" text:formula="ooow:Figure+1" style:num-format="1">27</text:sequence>: Volba jazykových možností</text:p></draw:text-box></draw:frame></text:p>
      <text:p text:style-name="P76">Uživatelské rozhraní</text:p>
      <text:p text:style-name="P9">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6">Národní nastavení</text:p>
      <text:p text:style-name="P9">Národní nastavení je základem pro mnoho dalších nastavení v LibreOffice, například pro výchozí číslování, měnu a měrné jednotky. Pokud nezvolíme jinak, bude použito ​​místní nastavení operačního systému.</text:p>
      <text:p text:style-name="P76">Desetinný oddělovač</text:p>
      <text:p text:style-name="Text_20_body_20_indent">Je-li možnost <text:span text:style-name="LOEmphasis">Desetinný oddělovač</text:span> zaškrtnuta, LibreOffice použije znak určený v místním nastavení. Pokud možnost zaškrtnuta není, použitý znak bude určen ovladačem klávesnice.</text:p>
      <text:p text:style-name="P76"><text:soft-page-break/>Výchozí měna</text:p>
      <text:p text:style-name="Text_20_body_20_indent"><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6">Masky pro rozpoznání data</text:p>
      <text:p text:style-name="P66"><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41008342132842" text:continue-list="list1101481116239594922" text:style-name="Heading_20_Caution">
        <text:list-item>
          <text:p text:style-name="P98">Upozornění</text:p>
        </text:list-item>
      </text:list>
      <text:p text:style-name="P48">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6">Výchozí jazyky pro dokumenty</text:p>
      <text:p text:style-name="Text_20_body_20_indent">Vybereme jazyky použité pro kontrolu pravopisu, slovník synonym a dělení slov. Pokud má toto nastavení být platné pouze pro aktuální dokument, zaškrtneme <text:span text:style-name="LOEmphasis">Pouze pro současný dokument</text:span>.</text:p>
      <text:p text:style-name="P21">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25">26</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6">Rozšířená podpora jazyků - Ignorovat vstupní jazyk systému</text:p>
      <text:p text:style-name="Text_20_body_20_indent">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92" text:outline-level="2"><text:bookmark-start text:name="__RefHeading__136164_780470623"/><text:alphabetical-index-mark text:string-value="možnosti kontroly pravopisu"/>Volba možností kontroly pravopisu<text:bookmark-end text:name="__RefHeading__136164_780470623"/></text:h>
      <text:p text:style-name="P37">Chceme-li změnit možnosti kontroly pravopisu, klepneme na <text:span text:style-name="LOMenuPath">Jazyková nastavení &gt; Pomůcky pro psaní</text:span>. V části <text:span text:style-name="LOEmphasis">Možnosti</text:span> na této stránce (obrázek <text:sequence-ref text:reference-format="value" text:ref-name="refFigure27">28</text:sequence-ref>) zvolíme nastavení podle svých potřeb.</text:p>
      <text:p text:style-name="P30">Je třeba zvážit:</text:p>
      <text:list xml:id="list7154611182276968821" text:style-name="List_20_1">
        <text:list-item>
          <text:p text:style-name="P101">Nechceme-li, aby se pravopis kontroloval během psaní, zrušíme zaškrtnutí pole <text:span text:style-name="LOMenuPath">Kontrolovat pravopis během psaní</text:span>.<text:span text:style-name="LOMenuPath"> </text:span>Tuto možnost lze zrušit také pomocí tlačítka <text:span text:style-name="LOMenuPath">Automatická kontrola pravopisu</text:span> na nástrojové liště Standardní.</text:p>
        </text:list-item>
        <text:list-item>
          <text:p text:style-name="P101">Chceme-li kontrolovat během psaní gramatiku, musí být zaškrtnuto pole <text:span text:style-name="LOMenuPath">Kontrolovat gramatiku během psaní</text:span>.</text:p>
        </text:list-item>
        <text:list-item>
          <text:p text:style-name="P101">Používáme-li <text:alphabetical-index-mark text:string-value="vlastní slovník"/> vlastní slovník, který obsahuje slova psaná velkými písmeny a slova s ​​číslicemi (například AS/400), zaškrtneme <text:span text:style-name="LOMenuPath">Kontrolovat slova napsaná velkými písmeny</text:span> a <text:span text:style-name="LOMenuPath">Kontrolovat slova s ​​číslicemi</text:span>.</text:p>
        </text:list-item>
        <text:list-item>
          <text:p text:style-name="P101">Možnost <text:span text:style-name="LOMenuPath">Kontrolovat speciální oblasti</text:span> při kontrole zahrne záhlaví, zápatí, rámce a tabulky.</text:p>
        </text:list-item>
      </text:list>
      <text:p text:style-name="P36"><text:soft-page-break/>Na této stránce lze určit, které uživatelem definované (vlastní) slovníky jsou výchozí, můžeme také přidat nebo odstranit uživatelem nainstalované slovníky klepnutím na tlačítka <text:span text:style-name="LOMenuPath">Nový</text:span> a <text:span text:style-name="LOMenuPath">Smazat</text:span>. Nelze odstranit slovníky nainstalované v systému.</text:p>
      <text:p text:style-name="P59"><draw:frame draw:style-name="fr2" draw:name="Frame24" text:anchor-type="as-char" svg:width="15.046cm" draw:z-index="62"><draw:text-box fo:min-height="10.112cm"><text:p text:style-name="P89"><draw:frame draw:style-name="fr19" draw:name="Image34" text:anchor-type="as-char" svg:width="15.05cm" svg:height="9.631cm" draw:z-index="63"><draw:image xlink:href="Pictures/100000000000029D000001BE12BFE2562A616BBA.png" xlink:type="simple" xlink:show="embed" xlink:actuate="onLoad"/></draw:frame></text:p><text:p text:style-name="P89">Obrázek <text:sequence text:ref-name="refFigure27" text:name="Figure" text:formula="ooow:Figure+1" style:num-format="1">28</text:sequence>: Volba jazyků, slovníků a možností pro kontrolu pravopisu</text:p></draw:text-box></draw:frame></text:p>
      <text:h text:style-name="P92" text:outline-level="2"><text:bookmark-start text:name="__RefHeading__34772_129573012"/>Kontrola anglických vět<text:bookmark-end text:name="__RefHeading__34772_129573012"/></text:h>
      <text:p text:style-name="Text_20_body">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22">Aby se vybrané možnosti kontroly gramatiky uplatnily, je třeba buď restartovat LibreOffice, nebo znovu načíst aktuální dokument.</text:p>
      <text:p text:style-name="P55"><text:bookmark-start text:name="__RefHeading__9905_127699423"/><draw:frame draw:style-name="fr2" draw:name="Frame31" text:anchor-type="as-char" svg:width="11.628cm" draw:z-index="64"><draw:text-box fo:min-height="7.041cm"><text:p text:style-name="P89"><draw:frame draw:style-name="fr11" draw:name="Image14" text:anchor-type="as-char" svg:width="11.534cm" svg:height="6.595cm" draw:z-index="65"><draw:image xlink:href="Pictures/10000201000001EF0000011B7567F82802235158.png" xlink:type="simple" xlink:show="embed" xlink:actuate="onLoad"/></draw:frame></text:p><text:p text:style-name="P89">Obrázek <text:sequence text:ref-name="refFigure28" text:name="Figure" text:formula="ooow:Figure+1" style:num-format="1">29 </text:sequence>: Volba možností pro kontrolu anglických vět</text:p></draw:text-box></draw:frame><text:bookmark-end text:name="__RefHeading__9905_127699423"/></text:p>
      <text:h text:style-name="P105" text:outline-level="3"><text:bookmark-start text:name="__RefHeading__36393_196514830"/><text:soft-page-break/>Kontrola gramatiky<text:bookmark-end text:name="__RefHeading__36393_196514830"/></text:h>
      <text:p text:style-name="P76">Možné chyby</text:p>
      <text:p text:style-name="Text_20_body_20_indent">Kontroluje chybné výrazy jako <text:span text:style-name="LOEmphasis">with it's</text:span>, <text:span text:style-name="LOEmphasis">he don't</text:span>, <text:span text:style-name="LOEmphasis">this things</text:span> a podobně.</text:p>
      <text:p text:style-name="P76">Velikost písmen</text:p>
      <text:p text:style-name="P9">Kontroluje se velká písmena na začátku vět. Rozpoznání vět závisí na použití zkratek.</text:p>
      <text:p text:style-name="P76">Opakovaná slova</text:p>
      <text:p text:style-name="P9">Kontroluje opakování všech slov, bez této možnosti se kontrolují jen výchozí slova „and“, „or“, „for“ a „the“.</text:p>
      <text:p text:style-name="P76">Závorky</text:p>
      <text:p text:style-name="P9">Kontroluje, zda jsou závorky a uvozovky párové.</text:p>
      <text:h text:style-name="P105" text:outline-level="3"><text:bookmark-start text:name="__RefHeading__9907_127699423"/>Interpunkce<text:bookmark-end text:name="__RefHeading__9907_127699423"/></text:h>
      <text:p text:style-name="P76">Mezery mezi slovy</text:p>
      <text:p text:style-name="P9">Tato možnost je ve výchozím nastavení vybrána. Kontroluje, zda je mezi slovy jediná mezera, upozorňuje na případy dvakrát nebo třikrát, ale ne víckrát opakované mezery.</text:p>
      <text:p text:style-name="P76">Mezery mezi větami</text:p>
      <text:p text:style-name="P9">Kontroluje, zda je mezi větami jediná mezera, upozorňuje na případy dvakrát nebo třikrát opakované mezery.</text:p>
      <text:p text:style-name="P76">Opakované mezery</text:p>
      <text:p text:style-name="P9">Kontroluje výskyt většího počtu mezer než dvě mezi slovy a větami.</text:p>
      <text:p text:style-name="P76">Em pomlčky; En pomlčky</text:p>
      <text:p text:style-name="P9">Tyto možnosti změní dlouhou pomlčku (em dash) bez mezer na krátkou (en dash) s mezerami, resp. krátkou s mezerami na dlouhou bez mezer.</text:p>
      <text:p text:style-name="P76">Uvozovky</text:p>
      <text:p text:style-name="P9">Kontroluje, zda jsou použity typograficky správné dvojité uvozovky.</text:p>
      <text:p text:style-name="P76">Znak násobení</text:p>
      <text:p text:style-name="P9">Tato možnost je ve výchozím nastavení vybrána. Nahradí „x“ použité jako symbol násobení typograficky správným symbolem.</text:p>
      <text:p text:style-name="P76">Apostrofy</text:p>
      <text:p text:style-name="P9">Nahradí apostrof typograficky správným znakem.</text:p>
      <text:p text:style-name="P76">Výpustka</text:p>
      <text:p text:style-name="P9">Nahradí tři za sebou následující tečky typograficky správným symbolem.</text:p>
      <text:p text:style-name="P76">Znak mínus</text:p>
      <text:p text:style-name="P9">Nahradí spojovník typograficky správným znakem mínus.</text:p>
      <text:h text:style-name="P105" text:outline-level="3"><text:bookmark-start text:name="__RefHeading__9909_127699423"/>Ostatní<text:bookmark-end text:name="__RefHeading__9909_127699423"/></text:h>
      <text:p text:style-name="P76">Převést na metrické; Převést na nemetrické</text:p>
      <text:p text:style-name="P9">Převede množství v daném typu jednotek na množství v jiném typu jednotek: metrické na imperiální nebo imperiální na metrické.</text:p>
      <text:p text:style-name="P76">Oddělovače tisíců u velkých čísel</text:p>
      <text:p text:style-name="P9">Převede číslo s více než pěti číslicemi na běžný formát s čárkou oddělující tisíce, nebo na formát ISO, ve kterém se na oddělení tisíců použije úzká mezera.</text:p>
      <text:h text:style-name="P92" text:outline-level="2"><text:bookmark-start text:name="__RefHeading___Toc25317_687030175"/><text:soft-page-break/>Kontrola vět ostatních jazyků<text:bookmark-end text:name="__RefHeading___Toc25317_687030175"/></text:h>
      <text:p text:style-name="P31">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114" text:outline-level="1"><text:bookmark-start text:name="__RefHeading__136166_780470623"/><text:alphabetical-index-mark text:string-value="Možnosti Internetu"/>Volba možností Internetu<text:bookmark-end text:name="__RefHeading__136166_780470623"/></text:h>
      <text:p text:style-name="P22">Jaká nastavení Internetu jsou k dispozici, závisí na operačním systému.</text:p>
      <text:p text:style-name="P22">Stránku Proxy (pokud je dostupná) použijeme k uložení nastavení proxy serveru pro LibreOffice.</text:p>
      <text:p text:style-name="P55"><draw:frame draw:style-name="fr9" draw:name="Frame1" text:anchor-type="as-char" svg:y="-2.768cm" svg:width="16.932cm" draw:z-index="1"><draw:text-box fo:min-height="5.216cm"><text:p text:style-name="P89"><draw:frame draw:style-name="fr15" draw:name="Image36" text:anchor-type="as-char" svg:width="16.932cm" svg:height="4.498cm" draw:z-index="2"><draw:image xlink:href="Pictures/10000000000003DC00000119F4ACA835452AE836.png" xlink:type="simple" xlink:show="embed" xlink:actuate="onLoad"/></draw:frame></text:p><text:p text:style-name="P89">Obrázek <text:sequence text:ref-name="refFigure29" text:name="Figure" text:formula="ooow:Figure+1" style:num-format="1">30 </text:sequence>: Možnosti Internetu se zobrazenou stránkou E-mail, dostupnou v Linuxu</text:p></draw:text-box></draw:frame></text:p>
      <text:p text:style-name="P22">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38">Pro systém Windows i Linux je k dispozici nástroj pro publikování na MediaWiki. Chceme-li jej povolit, v možnostech Internetu vybereme stránku MediaWiki a klepneme na tlačítko <text:span text:style-name="LOMenuPath">Přidat</text:span>, čímž otevřeme dialogové okno znázorněné na obrázku <text:sequence-ref text:reference-format="value" text:ref-name="refFigure30">31</text:sequence-ref>. Tam můžeme zadat adresu (URL) a přihlašovací informace pro požadovanou wiki. Do seznamu můžeme přidat více wiki stránek.</text:p>
      <text:p text:style-name="P55"><draw:frame draw:style-name="fr2" draw:name="Frame28" text:anchor-type="as-char" svg:width="11.382cm" draw:z-index="5"><draw:text-box fo:min-height="6.581cm"><text:p text:style-name="P89"><draw:frame draw:style-name="fr28" draw:name="graphics30" text:anchor-type="as-char" svg:width="17cm" style:rel-width="100%" svg:height="9.185cm" style:rel-height="scale" draw:z-index="6"><draw:image xlink:href="Pictures/10000000000002470000013BD3279BC60A247177.png" xlink:type="simple" xlink:show="embed" xlink:actuate="onLoad"/></draw:frame></text:p><text:p text:style-name="P89">Obrázek <text:sequence text:ref-name="refFigure30" text:name="Figure" text:formula="ooow:Figure+1" style:num-format="1">31</text:sequence>: Určení účtu na serveru MediaWiki</text:p></draw:text-box></draw:frame></text:p>
      <text:h text:style-name="P114" text:outline-level="1"><text:bookmark-start text:name="__RefHeading__136168_780470623"/>Nastavení <text:alphabetical-index-mark text:string-value="Automatické opravy"/>automatických oprav v LibreOffice<text:bookmark-end text:name="__RefHeading__136168_780470623"/></text:h>
      <text:p text:style-name="P22">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38"><text:soft-page-break/>Dialogové okno Automatické opravy otevřeme klepnutím v hlavní nabídce na <text:span text:style-name="LOMenuPath">Nástroje &gt; Nastavení automatických oprav</text:span>. (Tato položka se objeví jen tehdy, máme-li otevřený nějaký dokument.) V programu Writer se toto dialogové okno skládá z pěti karet zobrazených na obrázku <text:sequence-ref text:reference-format="value" text:ref-name="refFigure31">32</text:sequence-ref>. V jiných součástech LibreOffice se skládá jen ze čtyř. Podrobnosti jsou uvedeny v příručkách pro jednotlivé programy.</text:p>
      <text:p text:style-name="P54"><text:bookmark-start text:name="__RefHeading__5648_1566568644"/><draw:frame draw:style-name="fr8" draw:name="Frame29" text:anchor-type="as-char" svg:width="14.224cm" draw:z-index="16"><draw:text-box fo:min-height="14.162cm"><text:p text:style-name="P89"><draw:frame draw:style-name="fr16" draw:name="Image15" text:anchor-type="as-char" svg:width="14.224cm" svg:height="13.716cm" draw:z-index="17"><draw:image xlink:href="Pictures/10000201000002810000029BD1DC9767247FDE38.png" xlink:type="simple" xlink:show="embed" xlink:actuate="onLoad"/></draw:frame></text:p><text:p text:style-name="P89">Obrázek <text:sequence text:ref-name="refFigure31" text:name="Figure" text:formula="ooow:Figure+1" style:num-format="1">32 </text:sequence>: Dialogové okno Automatické opravy v programu Writer, které zobrazuje některé položky na záložce Možnosti</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_20_Body.tablecontentintable" style:display-name="Text Body.tablecontentintable" style:family="paragraph" style:parent-style-name="Table_20_Contents">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tableheadintable" style:display-name="Text Body.tableheadintable" style:family="paragraph" style:parent-style-name="Table_20_Contents">
      <style:paragraph-properties fo:margin-top="0cm" fo:margin-bottom="0.053cm" loext:contextual-spacing="false"/>
      <style:text-properties fo:font-weight="bold" style:font-weight-asian="bold" style:font-weight-complex="bold"/>
    </style:style>
    <style:style style:name="Text_20_Body.listitem" style:display-name="Text Body.listitem" style:family="paragraph" style:parent-style-name="Text_20_body">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howtogetheader" style:display-name="Text Body.howtogetheader" style:family="paragraph" style:parent-style-name="Table_20_Contents">
      <style:paragraph-properties fo:padding="0.079cm" fo:border="0.06pt solid #999999"/>
      <style:text-properties fo:font-weight="bold" style:font-weight-asian="bold" style:font-weight-complex="bold"/>
    </style:style>
    <style:style style:name="Preformatted_20_Text" style:display-name="Preformatted Text" style:family="paragraph" style:parent-style-name="Standard" style:class="html">
      <style:paragraph-properties fo:margin-top="0.035cm" fo:margin-bottom="0.035cm" loext:contextual-spacing="false"/>
      <style:text-properties style:font-name="Cumberland AMT" fo:font-family="'Cumberland AMT', Cumberland, 'Courier New', 'Nimbus Mono L', 'Bitstream Vera Sans Mono', Courier, 'Lucida Sans Typewriter', 'Lucida Typewriter', Monaco, Monospaced" fo:font-size="10pt" style:font-name-asian="Cumberland AMT" style:font-family-asian="'Cumberland AMT', Cumberland, 'Courier New', 'Nimbus Mono L', 'Bitstream Vera Sans Mono', Courier, 'Lucida Sans Typewriter', 'Lucida Typewriter', Monaco, Monospaced" style:font-size-asian="10pt" style:font-name-complex="Cumberland AMT" style:font-family-complex="'Cumberland AMT', Cumberland, 'Courier New', 'Nimbus Mono L', 'Bitstream Vera Sans Mono', Courier, 'Lucida Sans Typewriter', 'Lucida Typewriter', Monaco, Monospac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Numbering_20_Symbols" style:display-name="Numbering Symbols" style:family="text"/>
    <style:style style:name="Internet_20_link" style:display-name="Internet link" style:family="text">
      <style:text-properties fo:color="#000080" fo:font-style="italic" style:text-underline-style="none" fo:background-color="transparent" style:font-size-asian="10.5pt"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fo:language="en" fo:country="U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fo:language="en" fo:country="US" style:font-size-asian="10pt" style:font-size-complex="10pt"/>
    </style:style>
    <style:style style:name="MT6" style:family="text">
      <style:text-properties fo:font-size="10pt" fo:language="en" fo:country="US"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stavení automatických oprav v LibreOffice</text:chapter> <text:span text:style-name="MT1">| </text:span><text:page-number text:select-page="current">29</text:page-number></text:p>
      </style:footer>
      <style:footer-first>
        <text:p text:style-name="MP1"><text:span text:style-name="MT2"><text:page-number text:select-page="current">4</text:page-number></text:span><text:span text:style-name="MT2"> | </text:span><text:span text:style-name="MT2"><text:title>Kapitola 2 Nastavení LibreOffice</text:title></text:span></text:p>
      </style:footer-first>
      <style:footer-left>
        <text:p text:style-name="MP1"><text:page-number text:select-page="current">30</text:page-number> <text:span text:style-name="MT3">| </text:span><text:span text:style-name="MT3"><text:title>Kapitola 2 Nastavení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Nastavení LibreOffice</text:title> <text:span text:style-name="MT4">| </text:span><text:page-number text:select-page="current">3</text:page-number></text:p>
      </style:footer>
      <style:footer-first>
        <text:p text:style-name="MP3"><text:span text:style-name="MT5">Dokumentace pro balík LibreOffice je dostupná na </text:span><text:a xlink:type="simple" xlink:href="http://www.libreoffice.org/get-help/documentation" text:style-name="Internet_20_link" text:visited-style-name="Visited_20_Internet_20_Link"><text:span text:style-name="Internet_20_link"><text:span text:style-name="MT6">http://cs.libreoffice.org/get-help/documentation</text:span></text:span></text:a></text:p>
      </style:footer-first>
      <style:footer-left>
        <text:p text:style-name="MP4"><text:span text:style-name="MT4"><text:page-number text:select-page="current">0</text:page-number></text:span><text:span text:style-name="MT4">|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T10H5M5S</meta:editing-duration>
    <meta:editing-cycles>100</meta:editing-cycles>
    <meta:generator>LibreOffice/5.1.4.2$MacOSX_X86_64 LibreOffice_project/f99d75f39f1c57ebdd7ffc5f42867c12031db97a</meta:generator>
    <dc:title>Kapitola 2 Nastavení LibreOffice</dc:title>
    <meta:initial-creator>Jean Weber</meta:initial-creator>
    <dc:date>2016-07-28T04:10:05.793426000</dc:date>
    <dc:creator>Jean Weber</dc:creator>
    <meta:document-statistic meta:table-count="7" meta:image-count="35" meta:object-count="0" meta:page-count="30" meta:paragraph-count="526" meta:word-count="7748" meta:character-count="47481" meta:non-whitespace-character-count="40164"/>
    <meta:template xlink:type="simple" xlink:actuate="onRequest" xlink:title="LO 5.0 Chapter Template" xlink:href="../../../../../../../Library/Application%20Support/LibreOffice/4/user/template/LO%205.0%20Chapter%20Template.ott" meta:date="2015-06-21T13:49:57.559346000"/>
  </office:meta>
</office:document-meta>
</file>